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1"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2"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color="#6666ff"/>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1" style:family="paragraph" style:parent-style-name="Text_20_body">
      <style:paragraph-properties fo:margin-left="0cm" fo:margin-right="0cm" fo:text-align="end" style:justify-single-word="false" fo:text-indent="0.499cm" style:auto-text-indent="false"/>
    </style:style>
    <style:style style:name="P92" style:family="paragraph" style:parent-style-name="Standard">
      <style:paragraph-properties fo:margin-left="0cm" fo:margin-right="0cm" fo:text-align="justify" style:justify-single-word="false" fo:text-indent="0.499cm" style:auto-text-indent="false"/>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style:style>
    <style:style style:name="P94"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paragraph-properties fo:text-align="justify" style:justify-single-word="false"/>
      <style:text-properties fo:language="en" fo:country="US"/>
    </style:style>
    <style:style style:name="P130" style:family="paragraph" style:parent-style-name="First_20_line_20_indent">
      <style:paragraph-properties fo:text-align="justify" style:justify-single-word="false"/>
    </style:style>
    <style:style style:name="P131" style:family="paragraph" style:parent-style-name="Text_20_body">
      <style:paragraph-properties fo:margin-left="0cm" fo:margin-right="0cm" fo:text-align="center"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Footnote">
      <style:paragraph-properties fo:margin-left="0cm" fo:margin-right="0cm" fo:text-indent="0cm" style:auto-text-indent="false"/>
      <style:text-properties fo:language="en" fo:country="US"/>
    </style:style>
    <style:style style:name="P136"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loext:contextual-spacing="false" fo:margin-top="0cm" fo:margin-bottom="0.212cm" fo:text-align="justify" style:justify-single-word="false"/>
      <style:text-properties fo:language="en" fo:country="US"/>
    </style:style>
    <style:style style:name="P142" style:family="paragraph" style:parent-style-name="Standard">
      <style:text-properties fo:font-style="italic" style:font-style-asian="italic" style:font-style-complex="italic"/>
    </style:style>
    <style:style style:name="P14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Heading_20_1">
      <style:paragraph-properties fo:margin-left="0cm" fo:margin-right="0cm" fo:text-align="center" style:justify-single-word="false" fo:text-indent="0.499cm" style:auto-text-indent="false"/>
    </style:style>
    <style:style style:name="P145" style:family="paragraph" style:parent-style-name="Heading_20_2">
      <style:text-properties fo:language="en" fo:country="US"/>
    </style:style>
    <style:style style:name="P146" style:family="paragraph" style:parent-style-name="Heading_20_2">
      <style:text-properties fo:language="ru" fo:country="RU"/>
    </style:style>
    <style:style style:name="P147" style:family="paragraph" style:parent-style-name="Heading_20_2">
      <style:paragraph-properties fo:text-align="justify" style:justify-single-word="false"/>
    </style:style>
    <style:style style:name="P148" style:family="paragraph" style:parent-style-name="Heading_20_3">
      <style:text-properties fo:language="ru" fo:country="RU"/>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1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font-weight="bold" style:font-weight-asian="bold" style:font-weight-complex="bold"/>
    </style:style>
    <style:style style:name="T30" style:family="text">
      <style:text-properties fo:font-weight="bold" fo:background-color="transparent" style:font-weight-asian="bold" style:font-weight-complex="bold" loext:char-shading-value="0"/>
    </style:style>
    <style:style style:name="T31" style:family="text">
      <style:text-properties style:use-window-font-color="true"/>
    </style:style>
    <style:style style:name="T32" style:family="text">
      <style:text-properties style:use-window-font-color="true" fo:language="ru" fo:country="RU"/>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font-weight="normal" style:font-style-asian="normal" style:font-weight-asian="normal" style:font-style-complex="normal" style:font-weight-complex="normal"/>
    </style:style>
    <style:style style:name="T35"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6" style:family="text">
      <style:text-properties style:use-window-font-color="true" fo:language="ru" fo:country="RU" fo:font-style="normal" fo:background-color="transparent" style:font-style-asian="normal" style:font-style-complex="normal" loext:char-shading-value="0"/>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background-color="transparent" style:font-style-asian="normal" style:font-style-complex="normal" loext:char-shading-value="0"/>
    </style:style>
    <style:style style:name="T44" style:family="text">
      <style:text-properties style:use-window-font-color="true" fo:language="en" fo:country="US" fo:font-style="normal" fo:font-weight="normal" style:font-style-asian="normal" style:font-weight-asian="normal" style:font-style-complex="normal" style:font-weight-complex="normal"/>
    </style:style>
    <style:style style:name="T45"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6" style:family="text">
      <style:text-properties style:use-window-font-color="true" fo:language="en" fo:country="US" fo:font-weight="normal" style:font-weight-asian="normal" style:font-weight-complex="normal"/>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fo:font-weight="normal" style:font-style-asian="normal" style:font-weight-asian="normal" style:font-style-complex="normal" style:font-weight-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0000ff"/>
    </style:style>
    <style:style style:name="T56" style:family="text">
      <style:text-properties fo:color="#3333ff"/>
    </style:style>
    <style:style style:name="T57" style:family="text">
      <style:text-properties fo:color="#3333ff" fo:language="en" fo:country="US"/>
    </style:style>
    <style:style style:name="T58" style:family="text">
      <style:text-properties fo:font-style="normal"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fo:background-color="transparent" style:font-style-asian="normal" style:font-weight-asian="normal" style:font-style-complex="normal" style:font-weight-complex="normal" loext:char-shading-value="0"/>
    </style:style>
    <style:style style:name="T61" style:family="text">
      <style:text-properties fo:font-style="normal" style:text-underline-style="none" style:font-style-asian="normal" style:font-style-complex="normal"/>
    </style:style>
    <style:style style:name="T62" style:family="text">
      <style:text-properties fo:color="#0066ff"/>
    </style:style>
    <style:style style:name="T63" style:family="text">
      <style:text-properties fo:color="#0066ff" fo:language="en" fo:country="US" fo:font-style="normal" fo:background-color="transparent" style:font-style-asian="normal" style:font-style-complex="normal"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font-weight="normal" fo:background-color="transparent" style:font-weight-asian="normal" style:font-weight-complex="normal" loext:char-shading-value="0"/>
    </style:style>
    <style:style style:name="T67" style:family="text">
      <style:text-properties fo:color="#0066cc"/>
    </style:style>
    <style:style style:name="T68" style:family="text">
      <style:text-properties fo:color="#0000cc"/>
    </style:style>
    <style:style style:name="T69" style:family="text">
      <style:text-properties style:text-line-through-style="solid" fo:font-weight="bold" style:font-weight-asian="bold" style:font-weight-complex="bold"/>
    </style:style>
    <style:style style:name="T70" style:family="text">
      <style:text-properties fo:language="uk" fo:country="UA"/>
    </style:style>
    <style:style style:name="T71" style:family="text">
      <style:text-properties fo:language="uk" fo:country="UA" fo:font-style="italic" style:font-style-asian="italic" style:font-style-complex="italic"/>
    </style:style>
    <style:style style:name="T72" style:family="text">
      <style:text-properties fo:language="uk" fo:country="UA" fo:font-weight="bold" style:font-weight-asian="bold" style:font-weight-complex="bold"/>
    </style:style>
    <style:style style:name="T73" style:family="text">
      <style:text-properties fo:color="#ff0000"/>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color="#6666ff"/>
    </style:style>
    <style:style style:name="T83" style:family="text">
      <style:text-properties fo:color="#3399ff"/>
    </style:style>
    <style:style style:name="T84" style:family="text">
      <style:text-properties fo:font-size="14pt" fo:language="en" fo:country="US" fo:font-weight="bold" style:font-size-asian="14pt" style:font-weight-asian="bold" style:font-size-complex="14pt" style:font-weight-complex="bold"/>
    </style:style>
    <style:style style:name="T85" style:family="text">
      <style:text-properties fo:font-size="14pt" fo:font-weight="bold" style:font-size-asian="14pt" style:font-weight-asian="bold" style:font-size-complex="14pt" style:font-weight-complex="bold"/>
    </style:style>
    <style:style style:name="T86" style:family="text">
      <style:text-properties fo:font-size="9pt" style:font-size-asian="9pt" style:font-size-complex="9pt"/>
    </style:style>
    <style:style style:name="T8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4" text:outline-level="1">Последний фанфик</text:h>
      <text:p text:style-name="P55"/>
      <text:p text:style-name="P80">Страницы с красным: 6,9,11</text:p>
      <text:h text:style-name="Heading_20_2" text:outline-level="2">Сюжет (детально)</text:h>
      <text:p text:style-name="P25">В <text:span text:style-name="T1">конце</text:span> каждой главы <text:span text:style-name="T1">(чтобы не спойлерить)</text:span> - рисунок мозаики, отображающий суть главы.</text:p>
      <text:p text:style-name="P25"/>
      <text:h text:style-name="P145" text:outline-level="2">1. Терра</text:h>
      <text:p text:style-name="P26">(Electronics “Disappointed”/Gary Jules “Mad World”/Pink Floyd “Another Brick In The Wall”)</text:p>
      <text:p text:style-name="P13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1">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Треск помех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22"><text:span text:style-name="T1">Пиздец! Мало того, что годы жил на работе без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text:p>
      <text:p text:style-name="P36">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6">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6"/>
      <text:p text:style-name="P36">Так, что тут у нас? <text:span text:style-name="T1">Т</text:span>ри последних запроса вызвали сбои в работе кластера и заставили перегрузиться один из хостов.</text:p>
      <text:p text:style-name="P36"><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6"/>
      <text:p text:style-name="P77"><text:span text:style-name="T11">– Нэш, к</text:span>ак называется наш проект?</text:p>
      <text:p text:style-name="P75"><text:span text:style-name="T8">– </text:span><text:span text:style-name="T65">Дайсон.</text:span></text:p>
      <text:p text:style-name="P75"><text:span text:style-name="T8">– </text:span><text:span text:style-name="T65">Сколько тебе лет?</text:span></text:p>
      <text:p text:style-name="P75"><text:span text:style-name="T8">– </text:span><text:span text:style-name="T65">Два года с начала запуска кластера.</text:span></text:p>
      <text:p text:style-name="P75"><text:span text:style-name="T8">– </text:span><text:span text:style-name="T65">Какой сейчас год?</text:span></text:p>
      <text:p text:style-name="P75"><text:span text:style-name="T8">– </text:span><text:span text:style-name="T21">20</text:span><text:span text:style-name="T20">18</text:span><text:span text:style-name="T65">-й.</text:span></text:p>
      <text:p text:style-name="P24"/>
      <text:p text:style-name="P36">Так, на <text:span text:style-name="T1">общие</text:span> вопросы ответы <text:span text:style-name="T1">нормальные</text:span> <text:span text:style-name="T1">—</text:span> значит, речевой транслятор, движок <text:span text:style-name="T1">интеллекта</text:span> и база знаний в порядке. Проверим бизнес-логику на тестовой задачке.</text:p>
      <text:p text:style-name="P35"/>
      <text:p text:style-name="P77"><text:soft-page-break/><text:span text:style-name="T1">– </text:span>Н<text:span text:style-name="T1">эш тестовая задача номер шестнадцать</text:span>. <text:span text:style-name="T1">Выполни при дефолтных настройках.</text:span></text:p>
      <text:p text:style-name="P55">– Принял к исполнению.</text:p>
      <text:p text:style-name="P55"/>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1"/>
      <text:p text:style-name="P11">Я вчитался в результат и приствистнул. Карандаш выпал у меня из руки.</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обрался?</text:p>
      <text:p text:style-name="P11">– Решение принято в соответствии с текущими настройками, Анонимус.</text:p>
      <text:p text:style-name="P11"/>
      <text:p text:style-name="P36"><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аналитикой?</text:p>
      <text:p text:style-name="P16"/>
      <text:p text:style-name="P36"><text:span text:style-name="T5">–</text:span><text:span text:style-name="T6"> </text:span><text:span text:style-name="T5">Нэш</text:span><text:span text:style-name="T59">, </text:span><text:span text:style-name="T5">в некоем городе живёт брадобрей, который бреет всех людей, которые не бреются сами. Вопрос: кто бреет брадобрея</text:span><text:span text:style-name="T59">?</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29">incompartible interface Analytics v.0.93 beta</text:span>”</text:p>
      <text:p text:style-name="P36">Ага, уже теплее.</text:p>
      <text:p text:style-name="P36"/>
      <text:p text:style-name="P75"><text:span text:style-name="T8">– Нэш</text:span><text:span text:style-name="T65">, выдай диагностику модуля </text:span><text:span text:style-name="T8">аналитики.</text:span></text:p>
      <text:p text:style-name="P36"/>
      <text:p text:style-name="P36">Йо! Видеокамеры молча наблюдают за <text:span text:style-name="T1">моим </text:span>поднятым вверх <text:span text:style-name="T1">большим пальцем</text:span>.</text:p>
      <text:p text:style-name="P36">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text:span text:style-name="T11">– </text:span>Алекс, это <text:span text:style-name="T1">Анон</text:span>. Кто-то из продакшн-команды <text:span text:style-name="T1">при установке последнего релиза Нэша </text:span>забыл про<text:span text:style-name="T1">апгрейдить</text:span>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1">–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text:soft-page-break/>–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6"><text:span text:style-name="T1">У</text:span>ходя попрощался с охранником, <text:span text:style-name="T1">увлечённо исследующим тему копрофилии</text:span>.</text:p>
      <text:p text:style-name="P36">Всё, свободен. Хотя <text:s/><text:span text:style-name="T1">воскресенье</text:span> уже испорчен<text:span text:style-name="T1">о</text:span>.</text:p>
      <text:p text:style-name="P36"/>
      <text:p text:style-name="P131">***</text:p>
      <text:p text:style-name="P131"/>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оборванц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складывается в систему, из которой не выскочишь.</text:p>
      <text:p text:style-name="P3"><text:soft-page-break/>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ое искрение снежинок в мягком свете фонаря</text:span> создавал<text:span text:style-name="T1">о</text:span> сказочный <text:span text:style-name="T1">оазис</text:span> <text:span text:style-name="T32">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text:soft-page-break/>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text:span text:style-name="T31"> </text:span><text:span text:style-name="T32">Юджина</text:span><text:span text:style-name="T1">,</text:span> <text:span text:style-name="T19">месяц</text:span> назад прыгнувшего с крыши <text:span text:style-name="T1">своей</text:span> <text:span text:style-name="T1">высотки</text:span>.</text:p>
      <text:p text:style-name="P22">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2">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text:span text:style-name="T1">хрен</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6"><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7">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24">Тридцать четвёртый</text:span>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Pet Shop Boys “So Hard” <text:span text:style-name="T24">УЛУЧШИТЬ ГЛАВУ! СКУЧНО!!!</text:span></text:p>
      <text:p text:style-name="P1"><text:span text:style-name="T36">Сознание рестартовало после того, как я гребанулся </text:span><text:span text:style-name="T52">затылком и плечами об каменный пол. О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text:span><text:soft-page-break/><text:span text:style-name="T52">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6">Единорог поднял голову и оглянулся куда-то назад.</text:p>
      <text:p text:style-name="P36"><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О<text:span text:style-name="T1">ткрыв глаза,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2">…</text:span><text:span text:style-name="T1"> Как ты живёшь со всем этим? – тихо произнесла она.</text:span></text:p>
      <text:p text:style-name="P1">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1"> 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1">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и детский сюжет не вызвали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8"><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потёр виски.</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виновато отвернулась.</text:p>
      <text:p text:style-name="P3">– Мне нужно восстановиться после заклинания. Сейчас я слаба и не могу качественно исцелить тебя. Потерпи немного, в королевской больнице Кантерлота тебе помогут, дорогая.</text:p>
      <text:p text:style-name="P3">Я потёр виски и сделал вторую попытку.</text:p>
      <text:p text:style-name="P1"><text:span text:style-name="T1">–</text:span> Я не “она”, а “он”. <text:span text:style-name="T1">–</text:span> пробормотал я, кривясь от боли.</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Селестия. <text:span text:style-name="T1">– Стар Свирл в пророчестве описывал совсем друге. </text:span>Очевидно, в заклинание закралась ошибка. <text:span text:style-name="T1">Мне кажется, в размытом абзаце всё же речь шла о чиз-кейке, а не о кросс-магии.</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Голов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text:soft-page-break/>–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1">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oft-page-break/><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4">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1">,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1">3. </text:span>Кантерлот</text:h>
      <text:p text:style-name="P79">Музыка медленная, фэнтезийная, средневековая, изысканая, дворцовая (стиль Dire Straits “Coyote”)</text:p>
      <text:p text:style-name="P79">&lt;Эркеры и ризалиты&gt;</text:p>
      <text:p text:style-name="P22">Глава IV. Пределы магии</text:p>
      <text:p text:style-name="P19"/>
      <text:p text:style-name="P22">Вашему покорному слуге известны четыре предела магии: </text:p>
      <text:list xml:id="list2555095835680659558"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text:span><text:span text:style-name="T1">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1">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1">парящие платформы.</text:span> Но дворцовым бюрократам необязательно ж знать, КАК я их уничтожаю, хе-хе! Некоторые из <text:span text:style-name="T31">платформ </text:span><text:span text:style-name="T32">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1"> И никто ж не догадывался, что она </text:span><text:span text:style-name="T32">сделана по королевскому заказу</text:span><text:span text:style-name="T31">! Её </text:span><text:span text:style-name="T32">Солнечное </text:span><text:span text:style-name="T31"><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3">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Библиотека</text:h>
      <text:p text:style-name="P18">&lt;<text:span text:style-name="T55">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1">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2">–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1">– </text:span>Не забывай, человек, я — могущественный маг и правитель Эквестрии. Ко мне нужно относиться с должным уважением!</text:p>
      <text:p text:style-name="P50"><text:span text:style-name="T11">– </text:span>А то что? Превратишь в жабу? Сошлёшь на Луну? Убьёшь нахер?</text:p>
      <text:p text:style-name="P50">Аликорница сникла. Уши её опустились.</text:p>
      <text:p text:style-name="P50"><text:span text:style-name="T11">– </text:span>Макс, не надо... Ты же знаешь, я этого не сделаю.</text:p>
      <text:p text:style-name="P50"><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0"><text:span text:style-name="T11">Аликорница уселась н</text:span>а пол <text:span text:style-name="T11">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text:soft-page-break/>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0"><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1">– </text:span>Вот, читай отсюда. <text:span text:style-name="T11">–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0">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text:soft-page-break/>–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text:span text:style-name="T1">с</text:span>орвалась. Мне очень стыдно. Последнее время всё идёт наперекосяк, совсем не так, как мы планировали.</text:p>
      <text:p text:style-name="P40"><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text:soft-page-break/>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Heading_20_2" text:outline-level="2">4.5 Нерадивый ученик</text:h>
      <text:p text:style-name="P33"/>
      <text:p text:style-name="P50">– Это очень просто, уверяю тебя. Даже совсем маленькие жеребята единорогов способны на столь простую магию. Сконцентрируйся…</text:p>
      <text:p text:style-name="P50">– Ыыых… !!!</text:p>
      <text:p text:style-name="P50">Я покраснел от натуги, но этот блядский листочек даже не шелохнулся!</text:p>
      <text:p text:style-name="P50">– Давай попробуем ещё раз. Сосредоточься на объекте. Высвободи силу. Ты можешь это, я вижу в тебе большой потенциал!</text:p>
      <text:p text:style-name="P50"/>
      <text:p text:style-name="P50">Куда уж больше! Эти медицинские каракули мне теперь месяц сниться будут!</text:p>
      <text:p text:style-name="P50">– Фффу-у-у! – листок закружился в воздухе от моего сердитого дуновения.</text:p>
      <text:p text:style-name="P50">Я отвернулся. Если она хочет выставить меня на посмешище, ей и напрягаться не нужно!</text:p>
      <text:p text:style-name="P50"/>
      <text:p text:style-name="P50">– Анон…</text:p>
      <text:p text:style-name="P50">С лёгким вздохом аликорница положила голову мне на плечо.</text:p>
      <text:p text:style-name="P50">– Не сердись. Это моя вина. Я пытаюсь вести тебя ускоренным курсом.</text:p>
      <text:p text:style-name="P50">Я скосил на неё взгляд. Аликорница прикрыла глаза, наслаждаясь покоем. Солнечный луч зажёг золотистые искорки на её ресницах.</text:p>
      <text:p text:style-name="P50">– Не понимаю, куда ты так гонишь? Мы вполне можем заняться этим через пару недель, когда ты окрепнешь.</text:p>
      <text:p text:style-name="P50">Селестия открыла глаза и нехотя оторвала голову от моего плеча.</text:p>
      <text:p text:style-name="P50">– Нам нужно торопиться. У меня есть нехорошее чувство, а я привыкла доверять своим ощущениям.</text:p>
      <text:p text:style-name="P50">Листок с рецептом вернулся на место.</text:p>
      <text:p text:style-name="P50">– На это раз мы поступим по-другому. Есть способ ускорить процесс. – аликорница отвернулась в смятении.</text:p>
      <text:p text:style-name="P50">Я ждал.</text:p>
      <text:p text:style-name="P50">–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0">– То есть, ты хочешь сказать, что не вполне им владеешь? – помог я аликорнице. – Не волнуйся, я не буду над тобой смеяться.</text:p>
      <text:p text:style-name="P50">–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50">Аликорница взглянула на меня со смущением.</text:p>
      <text:p text:style-name="P50"><text:soft-page-break/>–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0">Я с сомнением почесал в затылке.</text:p>
      <text:p text:style-name="P50">–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0">Я вздохнул.</text:p>
      <text:p text:style-name="P50">– Ну хорошо, хорошо, не волнуйся. Я готов. Можно только просить тебя об одолжении?</text:p>
      <text:p text:style-name="P50">– Да?</text:p>
      <text:p text:style-name="P50">Аликорница с тревогой взглянула на меня.</text:p>
      <text:p text:style-name="P50">– Всё, что в моих силах, Анонимус.</text:p>
      <text:p text:style-name="P50">В её голосе сквозила едва сдерживаемая дрожь.</text:p>
      <text:p text:style-name="P50">«Она думает, я сейчас загадаю себе полцарства, корону и мороженное в придачу!» – усмехнулся я.</text:p>
      <text:p text:style-name="P50">– Можно всё же не стирать мне память? Я, со своей стороны, даю слово не болтать о том, что узнаю, если тебя это беспокоит.</text:p>
      <text:p text:style-name="P50">Аликорница воззрилась на меня с нечитаемым выражением на морде.</text:p>
      <text:p text:style-name="P50">– Я слишком многого прошу? – вздохнул я. – Ладно, не важно…</text:p>
      <text:p text:style-name="P50">Аликорница спрятала морду в одеяле. Холка её подёргивалась.</text:p>
      <text:p text:style-name="P50">Я опешил.</text:p>
      <text:p text:style-name="P50">– Ты чего? – я присел на постель и осторожно отвернул край одеяла. – Эй, есть кто-нибудь в домике? Если я что-то не то сказал, забей…</text:p>
      <text:p text:style-name="P50">Селестия подняла голову и я увидел, что у неё текут слёзы из глаз от беззвучного смеха. Я озадаченно почесал затылок.</text:p>
      <text:p text:style-name="P50">–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0">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50">–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50">Аликорница кивнула, соглашаясь.</text:p>
      <text:p text:style-name="P50">– Теперь позволь мне начать заклинание.</text:p>
      <text:p text:style-name="P50">Аликорница высунула из-под одеяла передние ноги и притянула меня к себе.</text:p>
      <text:p text:style-name="P50">–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0">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text:soft-page-break/>принадлежность. Память распахнула границы и я без удивления отметил сотни и тысячи лет своей жизни.</text:p>
      <text:p text:style-name="P50">Моей?!! Э-э-э, позвольте…</text:p>
      <text:p text:style-name="P50">…</text:p>
      <text:p text:style-name="P50">Я открыла глаза.</text:p>
      <text:p text:style-name="P50">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50">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0">Я закрыла глаза.</text:p>
      <text:p text:style-name="P50">…</text:p>
      <text:p text:style-name="P50">– Анонимус! Анон…</text:p>
      <text:p text:style-name="P50">Тёплое дуновение растрепало волосы на лбу. Я открыл глаза.</text:p>
      <text:p text:style-name="P50">– Как ты себя чувствуешь?</text:p>
      <text:p text:style-name="P50">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50">– Я старалась провести всё как можно быстрее. С тобой всё в порядке? – в голосе Селестии появились нотки паники.</text:p>
      <text:p text:style-name="P50">Я успокаивающе похлопал аликорницу по шее не глядя.</text:p>
      <text:p text:style-name="P50">–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50">Аликорница громко воскликнула, просунула морду под подушку, насколько позволял рог, и застонала от досады.</text:p>
      <text:p text:style-name="P50">–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6">сли бы я вспомнила вовремя, я бы предупредила тебя, чтобы ты смог сконцентрироваться.</text:span></text:p>
      <text:p text:style-name="P50">Я вымучено рассмеялся.</text:p>
      <text:p text:style-name="P50">– Спасибо за комплимент, твоё высочество! Никогда не сомневался, что я — та ещё тряпка! Я даже новую кошку не смог завести после смерти старой.</text:p>
      <text:p text:style-name="P50">Аликорница виновато пробормотала из-под подушки:</text:p>
      <text:p text:style-name="P50">– Прости меня, Анонимус.</text:p>
      <text:p text:style-name="P50">Я помотал головой, вытряхивая остатки сонливости.</text:p>
      <text:p text:style-name="P50">– Надо повторить.</text:p>
      <text:p text:style-name="P50">– Что?</text:p>
      <text:p text:style-name="P50">– Надо повторить урок. Я почти усвоил технику.</text:p>
      <text:p text:style-name="P50">Аликорница выглянула одним глазом из-под подушки.</text:p>
      <text:p text:style-name="P50"><text:soft-page-break/>– И ты не боишься?</text:p>
      <text:p text:style-name="P50">Я стянул подушку с Селестии и легонько щёлкнул её по носу.</text:p>
      <text:p text:style-name="P50">–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50">Аликорница слабо улыбнулась.</text:p>
      <text:p text:style-name="P50">– Не будем медлить, Анонимус.</text:p>
      <text:p text:style-name="P50">Я вновь растворился в сине-зелёной гриве.</text:p>
      <text:p text:style-name="P50">…</text:p>
      <text:p text:style-name="P50">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6">Тумбочка.</text:span> Листок… <text:span text:style-name="T8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7">Всё пошло не так. Не могу уловить точку концентрации. Сила приложена к чему-то большему, чем лист бумаги. К чему-то неизмеримо большему. </text:span><text:span text:style-name="T86">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7">Сила уходит бесконтрольно. Нужно прервать урок. Нет! Нет! О-О-О-О-О, НЕ-Е-Е-Е-Е-Т!!!</text:span></text:p>
      <text:p text:style-name="P50">…</text:p>
      <text:p text:style-name="P50">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0">Тумбочка стояла на месте, не сдвинувшись ни на волос.</text:p>
      <text:p text:style-name="P50">С улицы доносились возгласы удивления, страха и ожесточённые споры. Я подошёл к окну и выругался ещё сильнее.</text:p>
      <text:p text:style-name="P50">По голубому небу к дневному светилу взмывала Луна.</text:p>
      <text:p text:style-name="P50">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50">Я бросился к постели и стал что есть силы тормошить бесчувственную аликорницу.</text:p>
      <text:p text:style-name="P50">– Вставай! Эй, вставай, твоё высочество! Беда! Там сейчас<text:span text:style-name="T11"> </text:span>Луна в Солнце врежется!</text:p>
      <text:p text:style-name="P50">Аликорница что-то невнятно говорила себе под нос, но глаз не открывала. Я вслушался в её бормотание.</text:p>
      <text:p text:style-name="P50">– …всегда говорила, что сестра не умеет пить…</text:p>
      <text:p text:style-name="P50">Проклятье! Эту кобылу можно разбудить только ведром воды!</text:p>
      <text:p text:style-name="P50">Я бросил взгляд на тумбочку. Нет, стакан пуст.</text:p>
      <text:p text:style-name="P74">Ох, нет! Нет-нет-нет!!!</text:p>
      <text:p text:style-name="P74">Мой взгляд был прикован к дверце с изображением Луны, а душу леденил ужас осознания.</text:p>
      <text:p text:style-name="P74">Анон, если ты станешь виновником смерти миллионов невинных пони, тебе лучше удавиться прямо сейчас!</text:p>
      <text:p text:style-name="P50">Я бросился к окну, намереваясь позвать кого-нибудь на помощь. И замер с отвалившейся челюстью.</text:p>
      <text:p text:style-name="P50">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0">«С-Е-Л-Е-С-Т-И-Я … — … П-И-З-…» </text:p>
      <text:p text:style-name="P50"><text:soft-page-break/>– ЧТО ТУТ ПРОИСХОДИТ???</text:p>
      <text:p text:style-name="P50">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0">– Мы …э-э-э… изучали левитацию предметов посредством переплетения сознаний. – промямлил я наконец. – Кажись, я чего-то накосячил.</text:p>
      <text:p text:style-name="P50">Тёмная аликорница перевела взгляд на Селестию, всё так же лежащую на постели разметав крылья.</text:p>
      <text:p text:style-name="P50">–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0">Белоснежная аликорница чуть шевельнула крыльями и натянула одеяло на голову.</text:p>
      <text:p text:style-name="P50">– Уйдите все… – пробормотала Селестия сквозь одеяло. – Я умираю.</text:p>
      <text:p text:style-name="P50">«-ДА» — мельком прочитал я окончание текста, появившееся на спутнике.</text:p>
      <text:p text:style-name="P50">Тёмная аликорница проследила мой взгляд и ухмыльнулась.</text:p>
      <text:p text:style-name="P50">–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0">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50">–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0">Я, конечно, побаивался тёмной фурии, но её отношение задело меня за живое.</text:p>
      <text:p text:style-name="P50">– Эй, что ты там про улитку сказала? Я ведь не напрашивался, в конце-концов! Я оказался тут с твоей помощью, в том числе!</text:p>
      <text:p text:style-name="P50">Луна не удостаивая меня взглядом, прошествовала к выходу, попутно нажав кнопку экстренного вызова.</text:p>
      <text:p text:style-name="P50">–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50">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50">Через мгновение палата заполнилась оханьем, аханьем и звоном склянок с микстурами. Я оказался в окружении злобных медсестёр.</text:p>
      <text:p text:style-name="P50">–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0">Передо мной захлопнулась дверь в палату.</text:p>
      <text:p text:style-name="P50">Ну охренеть! Я же ещё и виноват!</text:p>
      <text:p text:style-name="P50"/>
      <text:h text:style-name="P146" text:outline-level="2"><text:span text:style-name="T11">5. </text:span>Индиго</text:h>
      <text:p text:style-name="P40"/>
      <text:p text:style-name="P40"><text:soft-page-break/>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oft-page-break/><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text:soft-page-break/>–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5">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text:soft-page-break/>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text:soft-page-break/>–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
      <text:p text:style-name="P51">***</text:p>
      <text:p text:style-name="P50"/>
      <text:p text:style-name="P50">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0">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0">– Ну что? Догонялки?</text:p>
      <text:p text:style-name="P50">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50"/>
      <text:p text:style-name="P50">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0">– Анон?..</text:p>
      <text:p text:style-name="P50">Я намеренно не оборачивался на шелест кустов за спиной. Нерешительное топтание на месте сменилось шагами. На меня упала тень.</text:p>
      <text:p text:style-name="P50">–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0">Обида и разочарование в голосе аликорницы были столь искренними, что я рассмеялся.</text:p>
      <text:p text:style-name="P50"><text:soft-page-break/>–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0">За спиной раздался стон.</text:p>
      <text:p text:style-name="P50">–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0">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50">– Расслабься, Анонимус. Позволь мне избавить тебя от недугов.</text:p>
      <text:p text:style-name="P50">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50">– Засыпай, Анон. Когда ты проснёшься, ты будешь чувствовать себя намного лучше. Целительство — не моя специализация, но кое-что мне по силам.</text:p>
      <text:p text:style-name="P50"/>
      <text:p text:style-name="P50">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0">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0"/>
      <text:p text:style-name="P50">…</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50"/>
      <text:p text:style-name="P50">…</text:p>
      <text:p text:style-name="P50"/>
      <text:p text:style-name="P50">– Анонимус? Просыпайся же!</text:p>
      <text:p text:style-name="P50"><text:soft-page-break/>Копыто энергично растирало мне грудь круговыми движениями. Селестия встревоженно склонилась ко мне.</text:p>
      <text:p text:style-name="P50">– Ты испугал меня, Анон! Цвет твоей кожи сейчас не сильно отличается от цвета моей шерсти — настолько ты бледный. Как ты себя чувствуешь?</text:p>
      <text:p text:style-name="P50">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0">– Как?.. – я не мог отыскать подходящих слов, чтобы высказать обуревавшие меня чувства. Из глаз потекли слёзы радости.</text:p>
      <text:p text:style-name="P50">–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40">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50">– Анонимус, прекращай висеть на ветке! – со смехом произнесла Селестия и опять закашлялась. – Нам нужно торопиться. Кое-кто ждёт нас.</text:p>
      <text:p text:style-name="P50">Я спрыгнул вниз. Селестия лёгкой трусцой бежала по парку и я без труда успевал за ней. Лёгкие работали ритмично, как <text:span text:style-name="T24">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0">Хм. Совпадение? Не могла она видеть мою попытку, у неё глаз на затылке нет.</text:p>
      <text:p text:style-name="P50">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50">Ах ты ж!!!</text:p>
      <text:p text:style-name="P50">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0">–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0">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0">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0"><text:soft-page-break/>Я помотал головой, отгоняя непристойности. Блядь! О чём ты думаешь, Анон? Ты же не конеёб! В пекло такие мысли! Мне уже тесно в штанах!</text:p>
      <text:p text:style-name="P50">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0">– Мы на месте, Анон! Луна ждёт нас.</text:p>
      <text:p text:style-name="P50">Луна? Вот уж с кем бы я хотел встречаться меньше всего!</text:p>
      <text:p text:style-name="P50">Мы вышли на небольшую полянку, окружённую кипарисами. В центре стояла тёмная аликорница и хмуро смотрела на нас.</text:p>
      <text:p text:style-name="P50">–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50">–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50">Аликорны повернулись ко мне. Мне стало дико неуютно.</text:p>
      <text:p text:style-name="P50">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50">Я сдался.</text:p>
      <text:p text:style-name="P50">– Готов ли ты проследовать с Нами, Анонимус, и обучиться древнему искусству сновидений? – склонила голову в вопросе Луна.</text:p>
      <text:p text:style-name="P50">Я сглотнул и коротко кивнул.</text:p>
      <text:p text:style-name="P50">– Тогда следуй за Нами!</text:p>
      <text:p text:style-name="P50">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50"/>
      <text:p text:style-name="P51">***</text:p>
      <text:p text:style-name="P50"/>
      <text:p text:style-name="P50">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0">Луна остановилась.</text:p>
      <text:p text:style-name="P50">–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50">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50">Окей, я пошёл!</text:p>
      <text:p text:style-name="P50">Я надавил дверь и уверенно шагнул в светящийся проём.</text:p>
      <text:p text:style-name="P50"/>
      <text:p text:style-name="P50">БЛЯ-А-А-А-А-А-А-А-А-А-А-А-А!!!</text:p>
      <text:p text:style-name="P50"><text:soft-page-break/></text:p>
      <text:p text:style-name="P50">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0">Осмотреться я не успел — очертания пещеры расплылись и резкий переход от полутьмы к яркому свету заставил меня закрыть глаза.</text:p>
      <text:p text:style-name="P50">– Опять я чего-то накосячил! Блядь, как меня это уже заебало! – выругался я в сердцах.</text:p>
      <text:p text:style-name="P50">– Что означает «заебало», дядя? – спросил меня тоненький голосок.</text:p>
      <text:p text:style-name="P50">– Уело. Достало. Надоело в высшей степени. – по инерции ответил я. После чего открыл глаза.</text:p>
      <text:p text:style-name="P50">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0">– Кхм!</text:p>
      <text:p text:style-name="P50">Я опустил глаза.</text:p>
      <text:p text:style-name="P50">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0">«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50">– Эм-м-м… Как тебя зовут, малыш?</text:p>
      <text:p text:style-name="P50">– Агамемнон. – важно ответила кроха. – И я не малыш! Я — древнейший дракон из живущих! Торч ещё из яйца не вылупился, когда я уже обрёл мудрость.</text:p>
      <text:p text:style-name="P50">Я смерил дракончика взглядом и снисходительно улыбнулся.</text:p>
      <text:p text:style-name="P50">– Мой сон! – насупился дракончик. – Как хочу, так и снюсь!</text:p>
      <text:p text:style-name="P50">Я начал догадываться.</text:p>
      <text:p text:style-name="P50">– Так это я в твоём сне? Наверное, это ты спишь в той пещере? Ну, знаешь, под заброшенными шахтами с вагонетками? Я, кажись, в неё влетел.</text:p>
      <text:p text:style-name="P50">–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50">Я смутился.</text:p>
      <text:p text:style-name="P50">–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50">Дракончик почесал лопаткой гребень на голове и ответил:</text:p>
      <text:p text:style-name="P50">–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пожирало. Нет, я не люблю Откровение. – помотал отрицательно головой дракончик для вящей убедительности.</text:p>
      <text:p text:style-name="P50">– Что за «Чёрный Экран»? – продолжил интересоваться я.</text:p>
      <text:p text:style-name="P50">Дракончик насупился.</text:p>
      <text:p text:style-name="P50">–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0">Я хлопнул себя ладонью по лбу.</text:p>
      <text:p text:style-name="P50">– Ой, извини! Я — Анонимус. Прилетел из далёких краёв по приглашению принцессы Селестии.</text:p>
      <text:p text:style-name="P50">Кроха насупилась ещё больше.</text:p>
      <text:p text:style-name="P50">–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0">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0">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0">А прямо подо мной, на отроге скалы, раскинулся Кантерлот…</text:p>
      <text:p text:style-name="P50">– <text:span text:style-name="T29">ТЕПЕРЬ ТЫ ПОНИМАЕШЬ, ЧТО НЕ МОГУ ЛЮБИТЬ Я ТЕХ, КТО СРЫЛ ГНЕЗДО МОЁ ПОЧТИ ДО ОСНОВАНИЯ?</text:span> – громыхнуло у меня в ухе, я аж подпрыгнул.</text:p>
      <text:p text:style-name="P50">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0">– <text:span text:style-name="T29">И ТЫ ЖЕЛАЕШЬ, ЧТОБ Я ОТКРЫЛ ТЕБЕ ТАЙНУ ЧЁРНОГО ЭКРАНА? ТЕБЕ, ПРИЯТЕЛЮ НАДОЕДЛИВЫХ ПОНИ? ПРИЯТЕЛЮ ГНУСНОЙ ПРОВОЗВЕСТНИЦЫ СОЛНЦА?</text:span></text:p>
      <text:p text:style-name="P53">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0">– <text:span text:style-name="T29">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0">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50">Я закрыл лицо руками и<text:span text:style-name="T70"> </text:span>выбрал единственный способ выиграть несколько секунд жизни — спрыгнул со скалы вниз, к Кантерлоту.</text:p>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0">Чуть раздвинув пальцы, я взглянул на обстановку — и тут же снова сжал их что есть мочи. Надо мной стояла разъярённая Луна.</text:p>
      <text:p text:style-name="P50">–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50">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50">–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0">Постояв ещё немного и не добившись от меня ни звука, Луна вздохнула.</text:p>
      <text:p text:style-name="P50">– Следуй за мной, примат! Нам нужно вернуть тебя Сестре.</text:p>
      <text:p text:style-name="P50"/>
      <text:h text:style-name="Heading_20_2" text:outline-level="2">5.5 Желание</text:h>
      <text:p text:style-name="P51"/>
      <text:p text:style-name="P50">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50">– Он что-то говорил про Чёрный Экран. Про то, что Откровение пожирает пони. А потом захотел меня сжечь. К счастью, вовремя подоспела Луна.</text:p>
      <text:p text:style-name="P50">Селестия смущённо отвернулась, прижав уши к голове.</text:p>
      <text:p text:style-name="P50">–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50">–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50">Аликорница мягко рассмеялась. Я пожал плечами.</text:p>
      <text:p text:style-name="P50">–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0">Селестия вздохнула.</text:p>
      <text:p text:style-name="P50">–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50">Аликорница с печалью отвернулась. Она лежала вполоборота ко мне, чуть отстранив хвост, и я почувствовал возвращение вчерашней проблемы.</text:p>
      <text:p text:style-name="P50">Нет! Только не это!!! Я отвёл глаза и стал вспоминать в уме таблицу умножения.</text:p>
      <text:p text:style-name="P50">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50">–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50"><text:soft-page-break/>Жжение в паху усиливалось. Я заёрзал на месте, стараясь скрыть постыдный аспект. Селестия с удивлением взглянула на меня.</text:p>
      <text:p text:style-name="P50">– Анонимус, …?</text:p>
      <text:p text:style-name="P50">Я стремительно сунул голову в пруд. Мне казалось, вода сейчас закипит от моих пылающих ушей.</text:p>
      <text:p text:style-name="P50">Блядь! Мы так не договаривались! Какого хера? Что ли попросить её вернуть моё привычное физическое состояние?</text:p>
      <text:p text:style-name="P50">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50">Я высунул голову из воды, отфыркиваясь по-собачьи. О-о-о-о-о! Так намного лучше!</text:p>
      <text:p text:style-name="P50">– Анонимус, с тобой всё в порядке? – обеспокоенно спросила Селестия. – Ты выглядишь несколько… возбуждённым?</text:p>
      <text:p text:style-name="P50">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50">–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50">–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50">–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50">Я фейспалмнул.</text:p>
      <text:p text:style-name="P50">– Забудь, принцесса. Просто забудь. Это была неудачная шутка.</text:p>
      <text:p text:style-name="P50">Аликорница взглянула на меня с нечитаемым выражением на морде и поднялась.</text:p>
      <text:p text:style-name="P50">–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0"/>
      <text:p text:style-name="P51">***</text:p>
      <text:p text:style-name="P30"/>
      <text:p text:style-name="P50">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50">–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Селестия вздохнула.</text:p>
      <text:p text:style-name="P50">–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Я настороженно посмотрел на аликорницу.</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машинально ковыряя копытом ямку под валуном.</text:p>
      <text:p text:style-name="P50">–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Он, вроде, не моложе вас. Тем-не-менее, он определённо «подъезжал» к Луне тогда, в развалинах.</text:p>
      <text:p text:style-name="P50">Селестия саркастически фыркнула.</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text:soft-page-break/>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 и вернула её на место.</text:p>
      <text:p text:style-name="P50">–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50">Аликорница подпрыгнула и, взбрыкнув, начала кружиться в обратную сторону.</text:p>
      <text:p text:style-name="P50">Это было до того забавно, что я неприлично заржал.</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
      <text:p text:style-name="P50">–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50">– Да ладно! Мне это ничего не стоило.</text:p>
      <text:p text:style-name="P50">Я вытащил руку из-под накрупника. Селестия прижала уши к голове и с обидой покосилась на меня. </text:p>
      <text:p text:style-name="P50">– Анонимус! Ты убрал муравьёв отнюдь не повсюду! Некоторые участки ты обошёл.</text:p>
      <text:p text:style-name="P50">Я застыл на месте.</text:p>
      <text:p text:style-name="P50">О боги! Неужели она имеет ввиду…?</text:p>
      <text:p text:style-name="P50">– Принцесса… Я старался не наглеть. – пролепетал я чуть живой.</text:p>
      <text:p text:style-name="P50">Селестия глубоко вздохнула и повернула ко мне голову.</text:p>
      <text:p text:style-name="P50"><text:soft-page-break/>–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0">Я покрылся потом. Аликорница отвернулась от меня и стояла ровно, ожидая от меня действий.</text:p>
      <text:p text:style-name="P50">– Т-ты хочешь, чтобы я…</text:p>
      <text:p text:style-name="P50">– Да! – твёрдо сказала Селестия. – Прогони их и там, куда боишься касаться. Мне нужна твоя помощь.</text:p>
      <text:p text:style-name="P50">М-м-мамочки! Я почуствовал, как краска заливает моё лицо. Селестия, что ты со мной творишь?</text:p>
      <text:p text:style-name="P50">Стараясь унять дрожь, я снова просунул руку под накрупник и коснулся святая-святых…</text:p>
      <text:p text:style-name="P50"/>
      <text:p text:style-name="P50">…</text:p>
      <text:p text:style-name="P50"/>
      <text:p text:style-name="P50">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50">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Онанируй, Анонимус, и будет тебе счастье!!!</text:p>
      <text:p text:style-name="P50">–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0">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0">Принцесса уже скрылась за густым можжевельником, когда мне пришла в голову мысль, заставившая меня ожесточённо чесать затылок.</text:p>
      <text:p text:style-name="P50">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50"/>
      <text:h text:style-name="P145" text:outline-level="2">6. Стыд</text:h>
      <text:p text:style-name="P50">&lt;<text:span text:style-name="T83">Mylene Farmer — L`Ame-Stram-Gram</text:span>&gt;</text:p>
      <text:p text:style-name="P60">~~~ Завтра на семь в библиотеке ~~~</text:p>
      <text:p text:style-name="P60"/>
      <text:p text:style-name="P50"><text:soft-page-break/>–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похлопал её по холке.</text:p>
      <text:p text:style-name="P50">– А, это ты, Макс? Привет. – аликорница, наконец, оторвалась от разноцветной сферы. – Как осваиваешься?</text:p>
      <text:p text:style-name="P50"><text:soft-page-break/>–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text:soft-page-break/>–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8">Абсолютного забвения</text:span>&gt;Стирание из бытия. Точнее, его нет и не было после того, как я замкнула его на его создателя, Иггуса. Суть заклинания <text:span text:style-name="T70">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0">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0">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text:soft-page-break/>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56">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text:soft-page-break/>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3">—</text:span> осень, за осенью <text:span text:style-name="T33">—</text:span> зима. <text:s/>Если пошёл <text:soft-page-break/>дождь, должно быть мокро, если выпал снег <text:span text:style-name="T33">—</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oft-page-break/><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3">—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text:soft-page-break/>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1">—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text:soft-page-break/>–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1">—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text:soft-page-break/>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text:soft-page-break/>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8"> </text:span><text:span text:style-name="T42">— вся архитектура явно </text:span><text:span text:style-name="T33">была </text:span><text:span text:style-name="T42">заточена под крылатых. Таких, для которых приземлиться на балкон в тронном </text:span><text:span text:style-name="T42">зале или уйти через портик на крыше</text:span><text:span text:style-name="T58"> </text:span><text:span text:style-name="T42">— обычное дело. </text:span><text:span text:style-name="T58">Хорошо, что ежедневные посещения каретной мастерской подняли мой тонус, изрядно посаженный сидячим образом жизни.</text:span></text:p>
      <text:p text:style-name="P1"><text:span text:style-name="T5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2">— книжный шкаф и напольная подставка для чтения с </text:span><text:span text:style-name="T33">упором в виде </text:span><text:span text:style-name="T42">голов</text:span><text:span text:style-name="T33">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3">Каменный пол комнаты был покрыт розовым ковром с длиннейшим ворсом.</text:span><text:span text:style-name="T42"> </text:span><text:span text:style-name="T33">Его центр занимал высокий </text:span><text:span text:style-name="T42">кругл</text:span><text:span text:style-name="T33">ый</text:span><text:span text:style-name="T42"> </text:span><text:span text:style-name="T33">футон</text:span><text:span text:style-name="T42"> </text:span><text:span text:style-name="T33">с</text:span><text:span text:style-name="T42"> велик</text:span><text:span text:style-name="T33">им</text:span><text:span text:style-name="T42"> множество</text:span><text:span text:style-name="T33">м</text:span><text:span text:style-name="T42"> подушек. Среди них я с удивлением заметил плюшевую единорожку </text:span><text:span text:style-name="T33">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text:soft-page-break/>–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9">Мне печалиться не стоит</text:p><text:p text:style-name="P139">Жизнь прекрасна и ярк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text:p><text:p text:style-name="P139">Но друзей моих немного,</text:p><text:p text:style-name="P139">Гложе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1">–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1">–</text:span> А водку у вас принято пить?</text:p>
      <text:p text:style-name="P38"><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0"><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1">– Это ты называешь “дружбой”? – с </text:span>улыбкой хмыкнул<text:span text:style-name="T11"> я. – </text:span>Мне нравится твоё чувство юмора.</text:p>
      <text:p text:style-name="P50">Аликорница нахмурилась.</text:p>
      <text:p text:style-name="P50"><text:span text:style-name="T11">–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2">– </text:span><text:span text:style-name="T33">Говорят, в Додж-сити почти не осталось жителей. В местном депо перестали обслуживать паровозы из-за отсутствия рабочих. Старик </text:span><text:span text:style-name="T42">–</text:span><text:span text:style-name="T33">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2">– </text:span><text:span text:style-name="T47">А из Пинто Крика уже месяц нет новостей...</text:span></text:p>
      <text:p text:style-name="P3"><text:span text:style-name="T42">– </text:span><text:span text:style-name="T4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5"><text:span text:style-name="T47">– </text:span>“<text:span text:style-name="T1">Что я могу сделать, чтобы вернуть всё назад?</text:span>”</text:p>
      <text:p text:style-name="P15"><text:span text:style-name="T47">– </text:span><text:span text:style-name="T33">Так и сказала?</text:span></text:p>
      <text:p text:style-name="P1"><text:span text:style-name="T42">– </text:span><text:span text:style-name="T33">Да, </text:span><text:span text:style-name="T34">Фэнси</text:span><text:span text:style-name="T33">,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7">– </text:span><text:span text:style-name="T33">Что бы это значило, Флер?</text:span></text:p>
      <text:p text:style-name="P15"><text:span text:style-name="T47">– </text:span><text:span text:style-name="T33">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1">— </text:span><text:span text:style-name="T32">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3">&lt;</text:span><text:span text:style-name="T63">Mark Knopfler - </text:span><text:span text:style-name="T62">Hill Farmer's Blues</text:span><text:span text:style-name="T43">&gt;</text:span></text:p>
      <text:p text:style-name="P42">***</text:p>
      <text:p text:style-name="P40"/>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0">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3">&lt;https://www.youtube.com/watch?v=Py9SDdYGFrQ&gt;</text:p>
      <text:h text:style-name="Heading_20_2" text:outline-level="2">10. Понивилль</text:h>
      <text:p text:style-name="P40"/>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2">–</text:span><text:span text:style-name="T33">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2">–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3">пони-</text:span><text:span text:style-name="T42">исчезновений уже год. Почту за честь работать </text:span><text:span text:style-name="T33">под твоим руководством</text:span><text:span text:style-name="T42">. Подожди немного, я </text:span><text:span text:style-name="T33">от</text:span><text:span text:style-name="T42">систематизирую нужную информацию и расскажу тебе, насколько далеко смогла продвинуться.</text:span></text:p>
      <text:p text:style-name="P38">“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2"><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0"><text:span text:style-name="T11">–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9">&lt;Seal — Amazing <text:span text:style-name="T1">(T</text:span><text:span text:style-name="T11">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6">—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6">—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1">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4">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3">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46">чёрный экран?</text:span></text:p>
      <text:p text:style-name="P48"/>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2">Сим повелеваем прекратить дальнейшие эксперименты<text:span text:style-name="T31">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1.5 Знакомство с Дэш</text:h>
      <text:h text:style-name="Heading_20_2" text:outline-level="2"/>
      <text:p text:style-name="P55">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5">Обмакнув перо в чернила, я вернулся к письму.</text:p>
      <text:p text:style-name="P60"/>
      <text:p text:style-name="P60">Привет, Сел (несмотря ни на что, мне всё же хочется называть тебя так).</text:p>
      <text:p text:style-name="P60">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50"/>
      <text:p text:style-name="P50">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60">К сожалению, Луна запретила Твайлайт дальнейшие эксперименты в этой сфере, что создало юридическую преграду для исследований.</text:p>
      <text:p text:style-name="P50"/>
      <text:p text:style-name="P50">…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0"/>
      <text:p text:style-name="P60"><text:soft-page-break/>Кроме того, Твайлайт сожгла кучу оборудования, что обусловило невозможность дальнейших исследований физически.</text:p>
      <text:p text:style-name="P60"/>
      <text:p text:style-name="P50">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50">Ась? Секунду назад там никого не было!</text:p>
      <text:p text:style-name="P50">Я моргнул, но пегаска не исчезла.</text:p>
      <text:p text:style-name="P50">–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0">Лёгкой хрипотцой и короткой стрижкой пегаска напоминала мальчишку.</text:p>
      <text:p text:style-name="P50">– А что такого с твоим домом? – поинтересовался я.</text:p>
      <text:p text:style-name="P50">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50">– Он опускается. – нехотя ответила пегаска и спрыгнула с подоконника. – Ещё пару месяцев — и я буду жить на земле, как какая-нибудь земнопони!</text:p>
      <text:p text:style-name="P50">Пегаска подошла к столу, встала на задние ноги и положила передние на столешницу.</text:p>
      <text:p text:style-name="P50">– Рэйнбоу Дэш! – отрекомендовалась пегаска. – А ты Анон, верно?</text:p>
      <text:p text:style-name="P50">Пегаска протянула мне копыто.</text:p>
      <text:p text:style-name="P50">Я уже протянул было руку, но тут увидел нечто, после чего мне на глаза медленно опустилась красная пелена.</text:p>
      <text:p text:style-name="P50">Бля-а-а!</text:p>
      <text:p text:style-name="P50">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50">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50">– Так это… Я могу чем-нибудь помочь?</text:p>
      <text:p text:style-name="P50">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0">– Можешь! – наконец придумал ответ я. – Надо принести кое-чего.</text:p>
      <text:p text:style-name="P50">–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0">– Не, так далеко не надо. – остановил я её с ухмылкой. – Сгоняй-ка за пивом. У меня как раз закончилось.</text:p>
      <text:p text:style-name="P50">Пегаска застыла на месте, не веря услышанному.</text:p>
      <text:p text:style-name="P50">–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50">Пегаска крутанулась на месте и молнией вылетела из комнаты — аж окно хлопнуло.</text:p>
      <text:p text:style-name="P50">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0"><text:soft-page-break/></text:p>
      <text:p text:style-name="P60">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50">БАЦ!</text:p>
      <text:p text:style-name="P50">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50">– Вот тебе твоё пиво, Анон! В жизни меня так не унижали!</text:p>
      <text:p text:style-name="P50">Пегаска смотрела на меня с вызовом и осуждением.</text:p>
      <text:p text:style-name="P50">– Извини, если пиво не той марки, но ты не удосужился назвать мне свою любимую! – съязвила пегаска.</text:p>
      <text:p text:style-name="P50">Я набрал воздуха в грудь побольше, чтобы взорваться гневной отповедью, но, неожиданно для себя рассмеялся.</text:p>
      <text:p text:style-name="P50">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50">Смех рвался наружу мощым потоком, я просто ухахатывался, упав на стол.</text:p>
      <text:p text:style-name="P50">– Странный ты какой-то! – заявила пегаска, озадаченно потирая затылок. – Сначала даёшь дурацкие задания, а потом сам же с них смеёшься.</text:p>
      <text:p text:style-name="P50">Дэш сложила передние ноги на груди и продолжила.</text:p>
      <text:p text:style-name="P50">–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0">Я отсмеялся, наклонился через стол и потрепал пегаску по голове. Та в ответ довольно подставила голову.</text:p>
      <text:p text:style-name="P50">–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50">–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0">…</text:p>
      <text:p text:style-name="P50">А ведь пегаска говорит дело! Из того, что я помню, эта зебра-шаманка иногда даже выручала Твайлайт. Визит к ней будет совсем не лишним.</text:p>
      <text:p text:style-name="P50">– Ты права. Буду тебе признателен, если покажешь мне завтра утром, где живёт Зекора.</text:p>
      <text:p text:style-name="P50">Пегаска отрицательно помотала головой.</text:p>
      <text:p text:style-name="P50">–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0">Вот чёрт! Сон на сегодня отменяется. Я спрятал письмо в стол, накинул на плечи куртку и пошёл к выходу.</text:p>
      <text:p text:style-name="P50">Пегаска по-прежнему стояла у стола, делая вид, что её это не касается.</text:p>
      <text:p text:style-name="P50">– Эмм. Так мы идём к Зекоре, или нет? Я думал, ты хотела помочь.</text:p>
      <text:p text:style-name="P50"><text:soft-page-break/>Пегаска скорчила недовольную мордочку.</text:p>
      <text:p text:style-name="P50">– Вы, человеки, все такие не клёвые?</text:p>
      <text:p text:style-name="P50">– ?</text:p>
      <text:p text:style-name="P50">Пегаска принялась загибать копыта.</text:p>
      <text:p text:style-name="P50">– Я тебе принесла пиво — это раз! Подала идею с Зекорой — это два! А где моё вознаграждение???</text:p>
      <text:p text:style-name="P50">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50">– Сколько ты хочешь за помощь, Рэйнбоу Дэш? – спросил я ровным голосом и звякнул монетами.</text:p>
      <text:p text:style-name="P50">Пегаска скривила губы и отодвинула от себя мешочек.</text:p>
      <text:p text:style-name="P50">– Какой ты глупый! А ещё из Кантерлота! Мне не нужны твои серебряшки!</text:p>
      <text:p text:style-name="P50">– Чего же ты хочешь? Золотяшек? – саркастически спросил я.</text:p>
      <text:p text:style-name="P50">Пегаска уселась вплотную ко мне и поддела головой мою руку.</text:p>
      <text:p text:style-name="P50">– Почесушек! И не говори мне, что не умеешь! Ты только что делал это совершенно бесплатно!</text:p>
      <text:p text:style-name="P50">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0">– Да. Да. Так. Гы. Ещё. Вот так. Кру-у-у-то-о-о!</text:p>
      <text:p text:style-name="P50">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50">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0"/>
      <text:p text:style-name="P50">…</text:p>
      <text:p text:style-name="P50"/>
      <text:p text:style-name="P50">–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0">Пегаска с хрустом потянулась.</text:p>
      <text:p text:style-name="P50">– А я категорически против этого!</text:p>
      <text:p text:style-name="P40"/>
      <text:p text:style-name="P41">***</text:p>
      <text:p text:style-name="P40"/>
      <text:p text:style-name="P40">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40">Я старался шагать по шпалам, чтобы не сбивать шаг. Очертания пегаски расплывались впереди на границе освещённого участка.</text:p>
      <text:p text:style-name="P50">– И как там, в Кантерлоте? Прикольно? Давненько там не была.</text:p>
      <text:p text:style-name="P50">–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0">–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text:soft-page-break/>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0">Пегаска мечтательно вздохнула.</text:p>
      <text:p text:style-name="P50">– Что за чувство? – Я старался успевать за пегаской, для чего мне пришлось перейти на быстрый шаг.</text:p>
      <text:p text:style-name="P50">–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50">Я не поверил своим ушам.</text:p>
      <text:p text:style-name="P50">– Тебе угрожали клаудсдейлские пегасы? Тебе пришлось бросить дом?</text:p>
      <text:p text:style-name="P50">Пегаска фыркнула.</text:p>
      <text:p text:style-name="P50">–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0">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50">– Так и перестала бы с ними драться. В чём проблема?</text:p>
      <text:p text:style-name="P50">Я не мог различить выражения мордочки Дэш в полутьме, но сопение пегаски выдало её волнение.</text:p>
      <text:p text:style-name="P50">– Они задирали Флаттершай. Она не могла им ответить. Она же не я!</text:p>
      <text:p text:style-name="P50">– А ты хотела бы вернуться?</text:p>
      <text:p text:style-name="P50">– Нет! – пегаска остановилась перед выросшей из темноты палаткой. За открытым пологом стоял непроглядный мрак.</text:p>
      <text:p text:style-name="P50">–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0">– А если она уже спит? – тоже шёпотом ответил я Дэш. – Как-то неудобно её будить.</text:p>
      <text:p text:style-name="P50">– Входи, Тот-Кого-Нет. – раздался вдруг низкий голос в темноте. – И ты, маленькая пегаска, тоже не стой на пороге.</text:p>
      <text:p text:style-name="P50">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50">Я закашлялся. На табак это не похоже, зебра явно курила травку.</text:p>
      <text:p text:style-name="P50">– Добрый вечер! – начал я. – Мы не знакомы, но Рэйнбоу Дэш посоветовала мне обратиться к вам. Я ищу ответы на пару вопросов.</text:p>
      <text:p text:style-name="P50">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50">– Я ищу любую информацию про Большое Откровение и Чёрный Экран. Буду очень признателен, если…</text:p>
      <text:p text:style-name="P50">– Молчи! Ничего не говори! – перебила меня Зекора.</text:p>
      <text:p text:style-name="P50">Заметив мой удивлённый взгляд, она объяснила:</text:p>
      <text:p text:style-name="P50">– Мало времени. Не у меня — у тебя. Другое Всё гонится за тобой и я не знаю, сколько тебе отмерено.</text:p>
      <text:p text:style-name="P50"><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50">–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60"/>
      <text:p text:style-name="P60">«…Старый Свамбе говорит вам, маленькие иго-го, и вам, взрослые воины Нзака, и вам <text:span text:style-name="T58">—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50">Зекора захлопнула книгу.</text:p>
      <text:p text:style-name="P50">– Это всё, что я могу сказать тебе, Тот-Кого-Нет.</text:p>
      <text:p text:style-name="P50">Бля! И ради этого я тащился сюда посреди ночи?</text:p>
      <text:p text:style-name="P50">–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50">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50">Я был готов к тому, что зебра разозлится и выставит меня из шатра. Но Зекора только фыркнула.</text:p>
      <text:p text:style-name="P50">–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0">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50">– Зекора, почему ты называешь Анона Тем, Кого Нет?</text:p>
      <text:p text:style-name="P50">В темноте сверкнула белозубая улыбка зебры.</text:p>
      <text:p text:style-name="P50">– Потому что, когда я смотрю на него, я вижу Ничто.</text:p>
      <text:p text:style-name="P50">Мне стало нехорошо.</text:p>
      <text:p text:style-name="P50"/>
      <text:p text:style-name="P51">***</text:p>
      <text:p text:style-name="P50"/>
      <text:p text:style-name="P50">Мы возвращались по ночному лесу к железной дороге. Пегаска летела возле меня на высоте груди.</text:p>
      <text:p text:style-name="P50">– Интересно, что Зекора имела ввиду, когда говорила, что за тобой гонится Другое Всё? И как можно видеть Ничто?</text:p>
      <text:p text:style-name="P50">– Не обращай внимания. Когда курят траву, и не такое видят.</text:p>
      <text:p text:style-name="P50">– Да? Ну ладно. <text:span text:style-name="T24">Но, всё же, на тот случай, если за тобой действительно кто-то гонится, заявляю: пусть только попробует догнать! Будет иметь дело со мной!</text:span></text:p>
      <text:p text:style-name="P60"/>
      <text:p text:style-name="P27">Анон чухает пегаску по холке и хлопает по крупу.</text:p>
      <text:p text:style-name="P27"><text:soft-page-break/>Она говорит ему, что не любит ждать</text:p>
      <text:p text:style-name="P28">И вот что. Зови меня Дэш! А то и мне придётся звать тебя полным именем, а я этого не выношу</text:p>
      <text:p text:style-name="Text_20_body"/>
      <text:h text:style-name="Heading_20_2" text:outline-level="2">12. День сурка</text:h>
      <text:p text:style-name="P15">&lt;<text:span text:style-name="T5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oft-page-break/><text:span text:style-name="T47">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text:soft-page-break/>–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2">—</text:span><text:span text:style-name="T11"> роскошью, недоступной мне </text:span><text:span text:style-name="T1">годами</text:span><text:span text:style-name="T11"> работы программистом. Краем уха </text:span><text:span text:style-name="T11">услышал тихое шушуканье в саду. </text:span><text:span text:style-name="T1">Нацепив на ноги шлёпанцы, встал, набрал в рот воды из кувшина, </text:span><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text:soft-page-break/>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3">–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2"> </text:span><text:span text:style-name="T33">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2">– Я </text:span><text:span text:style-name="T47">всегда буду оставаться в тени. </text:span><text:span text:style-name="T42">– </text:span><text:span text:style-name="T47">хлюпала единорожка. </text:span><text:span text:style-name="T42">– </text:span><text:span text:style-name="T47">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oft-page-break/><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50"><text:span text:style-name="T11">– Если </text:span>только <text:span text:style-name="T11">их правильно вызывают. – </text:span>пробурчал Спайк, возвращаясь в корзинку.</text:p>
      <text:p text:style-name="P38"><text:span text:style-name="T11">–</text:span> <text:span text:style-name="T1">Эмм. </text:span>Что он имел ввиду?</text:p>
      <text:p text:style-name="P38"><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8"><text:span text:style-name="T11">– </text:span><text:span text:style-name="T1">Да, завершилось всё препаршиво. Принцесса Луна сказала, лучше бы её обратно на Луну закинули.</text:span></text:p>
      <text:p text:style-name="P38"><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1">– </text:span><text:span text:style-name="T1">Хм. Нет.</text:span></text:p>
      <text:p text:style-name="P38"><text:span text:style-name="T11">– </text:span><text:span text:style-name="T1">А друзья?</text:span></text:p>
      <text:p text:style-name="P38"><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2">— </text:span><text:span text:style-name="T33">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3">.</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29">Чужестранец-примат разбил сердце нашей обожаемой Селестии! Двор в отчаянии </text:span><text:span text:style-name="T14">— </text:span><text:span text:style-name="T2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0">Папарацци хреновы!</text:p>
      <text:p text:style-name="P50"><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1">– </text:span>Привет, Эй-Джей! У тебя проблемы?</text:p>
      <text:p text:style-name="P50"><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1">–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1">–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1">– Г</text:span>отово. Принимай работу, хозяйка!</text:p>
      <text:p text:style-name="P50">Эпплджек стиснула меня в сокрушающих объятиях.</text:p>
      <text:p text:style-name="P50"><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1">–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1">–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5">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5">— </text:span><text:span text:style-name="T65">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1">– </text:span>Свободно? <text:span text:style-name="T11">– </text:span>спросил я у единственной пони, сидящей за столиком.</text:p>
      <text:p text:style-name="P50"><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1">– <text:s/></text:span>Пирог с грибами, яишницу и чизкейк<text:span text:style-name="T11"> – </text:span>сообщил я подошедшей официантке.</text:p>
      <text:p text:style-name="P50"><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0"><text:span text:style-name="T11">–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1">– </text:span>Вы, наверное, ждёте кого-то?</text:p>
      <text:p text:style-name="P52"><text:span text:style-name="T11">– </text:span>Неа.</text:p>
      <text:p text:style-name="P52"><text:span text:style-name="T11">– </text:span>Просто обедаете?</text:p>
      <text:p text:style-name="P52"><text:span text:style-name="T11">– </text:span>Неа.</text:p>
      <text:p text:style-name="P52"><text:span text:style-name="T11">– </text:span>Просто сидите и мрачно смотрите на меня?</text:p>
      <text:p text:style-name="P52"><text:span text:style-name="T11">– </text:span>Неа.</text:p>
      <text:p text:style-name="P52">Хм, а эта пони не из разговорчивых. Ну ладно.</text:p>
      <text:p text:style-name="P52"><text:span text:style-name="T11">– </text:span>А что же вы делаете?</text:p>
      <text:p text:style-name="P52"><text:span text:style-name="T11">– </text:span>Веселюсь. <text:span text:style-name="T11">– </text:span>мрачно заявила пони.</text:p>
      <text:p text:style-name="P52"><text:span text:style-name="T11">– </text:span>Если я вас достал, то так и скажите. Извините.</text:p>
      <text:p text:style-name="P52">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1">–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1">– </text:span>Мы с вами раньше встречались?</text:p>
      <text:p text:style-name="P52"><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6"/>
      <text:p text:style-name="P46"/>
      <text:p text:style-name="P52">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2"><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1">– </text:span>Оставь, Салвер.<text:span text:style-name="T11"> </text:span>Ему за счёт заведения.</text:p>
      <text:p text:style-name="P50"><text:span text:style-name="T11">– </text:span>Ясно, мисс Пинки. <text:span text:style-name="T11">– </text:span>официантка кивнула и ушла.</text:p>
      <text:p text:style-name="P50"><text:span text:style-name="T11">– Ч</text:span>его-о-о?<text:span text:style-name="T11"> </text:span>Так это твой бар?</text:p>
      <text:p text:style-name="P50"><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0"><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1">– </text:span>У меня есть идея получше. <text:span text:style-name="T11">– </text:span>на свет показалась фляга Большого Макинтоша.</text:p>
      <text:p text:style-name="P50"><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1">– </text:span>Починил телегу. Только молчок про самогон, раз уж ты в курсе. <text:span text:style-name="T11">– </text:span>я разлил сидр по чашкам.</text:p>
      <text:p text:style-name="P50"><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1">–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1">– </text:span>Эммм... Скажи-ка мне, мой друг П-п-пинки... Легенда про фаэри <text:span text:style-name="T15">— </text:span><text:span text:style-name="T65">эт правда?</text:span></text:p>
      <text:p text:style-name="P50"><text:span text:style-name="T15">– </text:span><text:span text:style-name="T65">Какая из? Их много, вообще-то. Ик!</text:span></text:p>
      <text:p text:style-name="P50"><text:span text:style-name="T15">– </text:span><text:span text:style-name="T65">Про принцесс. Про то, что они фаэри, спустившиеся с неба во плоти, чтоб помогать пони управлять Эквестрией?</text:span></text:p>
      <text:p text:style-name="P50"><text:span text:style-name="T15">– </text:span><text:span text:style-name="T65">Макс, </text:span><text:span text:style-name="T15">– </text:span><text:span text:style-name="T65">захихикала Пинки, взъерошив копытами розовые кудряшки и попытавшись соорудить из них бороду, </text:span><text:span text:style-name="T15">–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oft-page-break/><text:span text:style-name="T15">–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5">– </text:span><text:span text:style-name="T65">Ты что-о-о! Нельзя любить фаэри! Она похитит твоё сердце, и ты будешь искать её, пока не... </text:span><text:span text:style-name="T15">– </text:span><text:span text:style-name="T65">Пинки погрузилась в так и не съеденный салат «по-Кантерлотски» и захрапела.</text:span></text:p>
      <text:p text:style-name="P50"><text:span text:style-name="T15">– </text:span><text:span text:style-name="T65">Пока не умру?</text:span></text:p>
      <text:p text:style-name="P50"><text:span text:style-name="T15">– </text:span><text:span text:style-name="T65">Нет, глупенький, </text:span><text:span text:style-name="T15">– </text:span><text:span text:style-name="T65">пробулькала Пинки из миски. </text:span><text:span text:style-name="T15">– </text:span><text:span text:style-name="T65">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3"><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3"><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3"><text:span text:style-name="T11">– </text:span>У нас?</text:p>
      <text:p text:style-name="P53">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1">– </text:span>Сто-о-ой! <text:span text:style-name="T11">– </text:span>заорал я. <text:span text:style-name="T11">– </text:span>Выпрыгивай из бочки!!!</text:p>
      <text:p text:style-name="P53">Кобылка-пилот улыбнулась и постукала копытцем по шлему, показывая, что не слышит меня.</text:p>
      <text:p text:style-name="P53"><text:span text:style-name="T11">– </text:span>Выпрыгива-а-а... <text:span text:style-name="T11">–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1">– </text:span>Смотри, вот те и ответ на вопрос, куда деваются пони!</text:p>
      <text:p text:style-name="P53"><text:span text:style-name="T11">– </text:span>Где? <text:span text:style-name="T11">– </text:span>единорожка начала оглядываться.</text:p>
      <text:p text:style-name="P53"><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3"><text:span text:style-name="T11">– </text:span>И что? Я всё равно не пойму, куда пони деваются? И куда пропала Скуталу?</text:p>
      <text:p text:style-name="P53"><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text:soft-page-break/>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тпечатка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text:p>
      <text:p text:style-name="P62">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2">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2"><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9">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5">ZZ Top – Gimme all your lovin</text:p>
      <text:p text:style-name="P85">Mothley Crue – Kick Start My Heart</text:p>
      <text:p text:style-name="P53"><text:span text:style-name="T11">–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1">–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3"><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3"><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1">– </text:span>Это неправильно! <text:span text:style-name="T11">– </text:span>заявила Рэйнбоу Дэш, отвернувшись от окна.</text:p>
      <text:p text:style-name="P53"><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3"><text:span text:style-name="T11">– </text:span>Да я не про то! <text:span text:style-name="T11">– </text:span>отмахнулась пегаска. <text:span text:style-name="T11">– </text:span>Посмотри на поле.</text:p>
      <text:p text:style-name="P53"><text:span text:style-name="T11">– </text:span>И что? Поле как поле.</text:p>
      <text:p text:style-name="P53"><text:span text:style-name="T11">– </text:span>Оно не убрано. <text:span text:style-name="T11">– </text:span>мрачно ответила пегаска. <text:span text:style-name="T11">–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1">– </text:span>У самого посёлка поля убраны. Наверняка дойдёт дело и до остальных.</text:p>
      <text:p text:style-name="P53"><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1">– </text:span>Спасибо, но от пинкиных плюшек у меня фланки округляются.</text:p>
      <text:p text:style-name="P53"><text:span text:style-name="T11">– </text:span>Да ладно тебе, Дэш! От одной не округлятся.</text:p>
      <text:p text:style-name="P53"><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1"> </text:span>Как будто…</text:p>
      <text:p text:style-name="P53"><text:span text:style-name="T11">–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1">– </text:span>Они паслись… Ты можешь себе представить? Анон! Они ПАСЛИСЬ! Ели траву, как какие-то дикари! Фигня какая-то…</text:p>
      <text:p text:style-name="P53"><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1">– </text:span>Леди и джентльпони! Просьба не паниковать! Поезд дальше не идёт: впереди провал! <text:span text:style-name="T11">– </text:span>крикнул проводник.</text:p>
      <text:p text:style-name="P53"><text:span text:style-name="T11">– </text:span>Какой ещё, в дышло, провал? Я проезжал тут два дня назад!</text:p>
      <text:p text:style-name="P53"><text:span text:style-name="T11">– </text:span>Безобразие! Верните мне деньги за билет!</text:p>
      <text:p text:style-name="P53"><text:span text:style-name="T11">– </text:span>Как вы смеете! Я опоздаю в порт! <text:s/><text:span text:style-name="T11">–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1">– </text:span>Дэш, нам надо на ту сторону.</text:p>
      <text:p text:style-name="P53"><text:span text:style-name="T11">– </text:span>Нет проблем. Я могу тебя перенести.</text:p>
      <text:p text:style-name="P53">Я с сомнением посмотрел на пегаску. Дэш в холке была мне по пояс.</text:p>
      <text:p text:style-name="P53"><text:span text:style-name="T11">– </text:span>Ты точно в этом уверена?</text:p>
      <text:p text:style-name="P53">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3"><text:soft-page-break/>Мля.</text:p>
      <text:p text:style-name="P53"><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1">– </text:span>Я чувствую, что только что упустил отличную возможность отлить на вселенную!</text:p>
      <text:p text:style-name="P53"/>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4">– </text:span><text:span text:style-name="T48">прочитал охранник, близоруко щурясь.</text:span></text:p>
      <text:p text:style-name="P53"><text:span text:style-name="T11">– </text:span>Удостоверение личности предъявлять? <text:span text:style-name="T11">– </text:span>осведомился я.</text:p>
      <text:p text:style-name="P53"><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3">Дэш, ни слова не говоря, прислонила ухо к двери.</text:p>
      <text:p text:style-name="P53"><text:span text:style-name="T11">– </text:span>Будешь смеяться, но именно этим он и занят. Вызывает полицию по телефону. <text:span text:style-name="T11">– </text:span>сообщила пегаска.</text:p>
      <text:p text:style-name="P53"><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1">– </text:span>Сколько у нас времени?</text:p>
      <text:p text:style-name="P53">Дэш почесала в затылке.</text:p>
      <text:p text:style-name="P53"><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1">– </text:span>Тогда давай сначала обыщем контору. Если уж полиция всё равно едет сюда, так пусть у них хотя бы будет повод!</text:p>
      <text:p text:style-name="P53"/>
      <text:p text:style-name="P54"><text:soft-page-break/>***</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3">Снаружи послышался вой сирены и цокот множества копыт.</text:p>
      <text:p text:style-name="P53"><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1">– </text:span>Это твои двадцать минут? <text:span text:style-name="T11">– </text:span>возмутился я. <text:span text:style-name="T11">– </text:span>Да ещё и десяти не прошло!</text:p>
      <text:p text:style-name="P53">Дэш вымучено скривилась.</text:p>
      <text:p text:style-name="P53"><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3">Я разбил топором стеклянные дверцы прибора и вытащил рубины.</text:p>
      <text:p text:style-name="P53"><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1">– </text:span>Ну уж фигушки. Я тебя тут не оставлю.</text:p>
      <text:p text:style-name="P53"><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1">– Н</text:span>е тупи! <text:span text:style-name="T11">– </text:span>упрямо мотнула головой пегаска. <text:span text:style-name="T11">–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pan text:style-name="T11">– </text:span>Быстро за мной! <text:span text:style-name="T11">–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1">– Ю-</text:span>хууу<text:span text:style-name="T11">!!!</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oft-page-break/><text:span text:style-name="T11">–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1">– </text:span>Макс, подвинься!</text:p>
      <text:p text:style-name="P53">Пегаска оттеснила меня крупом и повернулась к двери задом.</text:p>
      <text:p text:style-name="P53"><text:span text:style-name="T11">–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1">– </text:span>Ты чего на меня так уставился? <text:span text:style-name="T11">– </text:span>подозрительно спросила пегаска.</text:p>
      <text:p text:style-name="P53"><text:span text:style-name="T11">– </text:span>Да так… Не ожидал, что ты такая…</text:p>
      <text:p text:style-name="P53"><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1">– </text:span>Ты! Не! По! Нял! Те! Бе! Не! Льзя! Тут! Ос! Та! ВАТЬСЯ!!! <text:span text:style-name="T11">–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pan text:style-name="T11">–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text:soft-page-break/>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1">–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1">–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1">–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1">– </text:span>А это у нас кто? Гмм. Пегаска. Вот так раз! Рэйнбоу Дэш! Какими судьбами?</text:p>
      <text:p text:style-name="P53"><text:span text:style-name="T11">– </text:span>ТРИКСИ! <text:span text:style-name="T11">– <text:s/></text:span>фейсхуфнула Дэш. <text:span text:style-name="T11">– </text:span>Во имя Селестии, ЧТО ты тут делаешь?!!</text:p>
      <text:p text:style-name="P53"><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3"><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3"><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1">– </text:span>Ей ведь нельзя рассказывать, да?</text:p>
      <text:p text:style-name="P53"><text:span text:style-name="T11">– </text:span>Нельзя. <text:span text:style-name="T11">– </text:span>подтвердил я. <text:span text:style-name="T11">–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1">– </text:span>ОГО!</text:p>
      <text:p text:style-name="P53">Единорожка аж уселась на крыльцо от удивления.</text:p>
      <text:p text:style-name="P53"><text:soft-page-break/><text:span text:style-name="T11">–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1">– </text:span>Мы приняли решение не выдавать вас полиции в обмен на то, что вы расскажете нам о вашей секретной миссии!</text:p>
      <text:p text:style-name="P53"><text:span text:style-name="T11">– </text:span>Не пойдёт! <text:span text:style-name="T11">– </text:span>заявил я. <text:span text:style-name="T11">– </text:span>Я уже сказал, что это тайна. Мне добавить нечего.</text:p>
      <text:p text:style-name="P53"><text:span text:style-name="T11">– </text:span>Да неужели? <text:span text:style-name="T11">– </text:span>захлопала ресницами Трикси. <text:span text:style-name="T11">–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3"><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1">–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29">Исчезновение дневной главы диархии: Эквестрия в панике!</text:span>» (статья двухдневной давности).</text:p>
      <text:p text:style-name="P53">«<text:span text:style-name="T29">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pan text:style-name="T2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9">Да отстаньте же вы от меня! Он сказал, что ест пони, но я этого НЕ ВИДЕЛА!!!</text:span>»).</text:p>
      <text:p text:style-name="P53">«<text:span text:style-name="T29">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oft-page-break/>«<text:span text:style-name="T2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3"><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1">–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28">МУ-ХА-ХА!</text:p>
      <text:p text:style-name="P28">Кажется, я знаю, как показать фак провидению! <text:span text:style-name="T11">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3"/>
      <text:h text:style-name="Heading_20_2" text:outline-level="2">14. <text:span text:style-name="T1">Деградация</text:span></text:h>
      <text:p text:style-name="P43">&lt;<text:span text:style-name="T68">David Bowie - Lets Dance/ Ashes To Ashes</text:span></text:p>
      <text:p text:style-name="P43"><text:span text:style-name="T68">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text:soft-page-break/>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text:soft-page-break/></text:p>
      <text:p text:style-name="P53">Три дня спустя…</text:p>
      <text:p text:style-name="P53"/>
      <text:p text:style-name="P53">«<text:span text:style-name="T29">Добро пожаловать в Груммингтон! Вам здесь рады!</text:span></text:p>
      <text:p text:style-name="P53"><text:span text:style-name="T29">Население города </text:span><text:span text:style-name="T69">302 пони</text:span><text:span text:style-name="T29">.</text:span></text:p>
      <text:p text:style-name="P53"><text:span text:style-name="T69">250 пони</text:span><text:span text:style-name="T29">.</text:span></text:p>
      <text:p text:style-name="P53"><text:span text:style-name="T69">125 поней</text:span><text:span text:style-name="T29">.</text:span></text:p>
      <text:p text:style-name="P53"><text:span text:style-name="T29">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text:soft-page-break/>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9">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Макс. </text:span><text:span text:style-name="T22">Дружба </text:span><text:span text:style-name="T38">—</text:span><text:span text:style-name="T22"> </text:span><text:span text:style-name="T3">э</text:span><text:span text:style-name="T22">то, </text:span><text:span text:style-name="T71">так её </text:span><text:span text:style-name="T3">разэтак</text:span><text:span text:style-name="T71">,</text:span><text:span text:style-name="T22"> магия!</text:span><text:span text:style-name="T58">»</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text:soft-page-break/>–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69">37 пни</text:span></text:p>
      <text:p text:style-name="P71">24пн</text:p>
      <text:p text:style-name="P71">15</text:p>
      <text:p text:style-name="P53"><text:span text:style-name="T29">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29">Добро пожаловать в Груммингтон! Вам здесь рады!</text:span></text:p>
      <text:p text:style-name="P53"><text:span text:style-name="T29">Население города </text:span><text:span text:style-name="T69">302 пони</text:span><text:span text:style-name="T29">.</text:span></text:p>
      <text:p text:style-name="P53"><text:span text:style-name="T69">250 пони</text:span><text:span text:style-name="T29">.</text:span></text:p>
      <text:p text:style-name="P53"><text:span text:style-name="T69">125 поней</text:span><text:span text:style-name="T29">.</text:span></text:p>
      <text:p text:style-name="P53"><text:span text:style-name="T29">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text:soft-page-break/>УУУУУУРРРРРРГГГГХХХХХХХ!!!<text:span text:style-name="T11">&lt;</text:span><text:span text:style-name="T57">Metallica-Enter Sandman</text:span><text:span text:style-name="T11">&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56">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2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30">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9">Провинция пустеет: репортаж из обеспоневшего посёлка</text:span>». «<text:span text:style-name="T29">Нехватка пегасов-погодников: указ принцессы Луны разрешает набор в погодные команды пегасов без лётных аттестатов</text:span>». «<text:span text:style-name="T2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9">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text:soft-page-break/>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text:soft-page-break/>–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
      <text:p text:style-name="P55">&lt;<text:span text:style-name="T24">Добавить подбор снаряги. Всю снарягу потом выкинет Дэш</text:span>&gt;</text:p>
      <text:p text:style-name="P55"/>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 Погоди, Дэш, консервы-то не выкидывай! Ты ж сама говорила, что только-только размялась и всё такое. <text:span text:style-name="T70">И магазин</text:span>ы вовсе<text:span text:style-name="T70"> не </text:span>бесплатные<text:span text:style-name="T70"> <text:s/></text:span>— я оставлял там деньги — последние, кстати. Дай, я сам отберу припасы...</text:p>
      <text:p text:style-name="P53">…</text:p>
      <text:p text:style-name="P53"><text:soft-page-break/>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Сияние. <text:span text:style-name="T70">Оно п</text:span>овсюду. <text:span text:style-name="T70">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0">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 Хорош умничать! – буркнула пегаска сквозь слёзы. – Макс?!!</text:p>
      <text:p text:style-name="P53">Я был полузадушен силой объятий пегаски.</text:p>
      <text:p text:style-name="P53"><text:soft-page-break/>–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0">А т</text:span>ы вставать не хотел! Я очень-очень испугалась. <text:span text:style-name="T70">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1">–</text:span> А какой у тебя там был образ жизни?</text:p>
      <text:p text:style-name="P53"><text:span text:style-name="T11">–</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1">–</text:span> Дискордовы яйца! Ты сидел в тюрьме? За что тебя посадили?</text:p>
      <text:p text:style-name="P53"><text:span text:style-name="T11">–</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50">о такие… гм… заклинания. Ты </text:span><text:span text:style-name="T40">пишешь</text:span><text:span text:style-name="T50">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5">Пегаска <text:span text:style-name="T11">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0">матюков мне</text:span> удалось замазать самые большие щели. За тестовый<text:span text:style-name="T70"> </text:span>получасовый заплыв<text:span text:style-name="T70">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2">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И всё же это был славный заплыв! Медитативный плеск волн, ласково греющее спину солнце, крик чаек настроили меня на философский лад. </text:p>
      <text:p text:style-name="P55"><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0">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0">н жил с пони! И они </text:span>офигенски <text:span text:style-name="T70">любили друг друга! И у них </text:span>был<text:span text:style-name="T70"> </text:span>офигенский <text:span text:style-name="T70">секс! </text:span>И это было круто!<text:span text:style-name="T70"> </text:span>А ты… Ты <text:span text:style-name="T11">—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5">—</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1">– </text:span>Выф-выф-вуф! <text:span text:style-name="T11">– </text:span>возразил я.</text:p>
      <text:p text:style-name="P55">Отпихнув от лица живот пегаски и выплюнув шерсть, я продолжил.</text:p>
      <text:p text:style-name="P55"><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1">– </text:span>Бе-бе-бе! <text:span text:style-name="T11">– </text:span>устало передразнила меня Дэш. <text:span text:style-name="T11">– </text:span><text:span text:style-name="T24">Макс! Я </text:span><text:span text:style-name="T27">—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1">– </text:span>Дэш, я знаю. Просто не могу о ней забыть.</text:p>
      <text:p text:style-name="P55">Пегаска тяжело поднялась.</text:p>
      <text:p text:style-name="P55"><text:span text:style-name="T11">– </text:span>Везёт же некоторым. <text:span text:style-name="T11">– </text:span>пробормотала она, раскрывая крылья для просушки.</text:p>
      <text:p text:style-name="P55">…</text:p>
      <text:p text:style-name="P55"><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5">– </text:span><text:span text:style-name="T35">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oft-page-break/><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6">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56">Mothley Crue – Cickstart my heart</text:span>&gt;</text:p>
      <text:p text:style-name="P55">«<text:span text:style-name="T2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9">Нехватка погодных пегасов: Вондерболты перешли к круглосуточной вахте</text:span>». «<text:span text:style-name="T29">Общественные работы: распоряжением принцессы Луны работы по строительству мостов через провалы расширены и на субботу</text:span>». «<text:span text:style-name="T2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1">–</text:span> Про меня таки забыли. Отлично.</text:p>
      <text:p text:style-name="P55"><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5"><text:span text:style-name="T11">–</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1">– </text:span>Твайлайт, привет! Мы вернулись! <text:span text:style-name="T11">–</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1">– К</text:span>АКОГО ХУЯ?!! Твайлайт, ёб твою понимать, ты чё творишь? <text:span text:style-name="T11">– </text:span>я вцепился в ручку двери.</text:p>
      <text:p text:style-name="P55"><text:span text:style-name="T11">– </text:span>Твайли, ты чего? <text:span text:style-name="T11">– </text:span>брыкалась Дэш. <text:span text:style-name="T11">– </text:span>Немедленно опусти меня на пол!</text:p>
      <text:p text:style-name="P55"><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ХРУСТЬ!</text:p>
      <text:p text:style-name="P55">Дверная ручка оторвалась с мясом и я продолжил низвержение в подвал.</text:p>
      <text:p text:style-name="P55"><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1">–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1">– </text:span>Твайлайт, не смей! <text:span text:style-name="T11">– </text:span>хриплым от ужаса голосом прошептал я.</text:p>
      <text:p text:style-name="P55"><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1">–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1">– О</text:span>у! <text:span text:style-name="T70">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1">– </text:span>Хрен-то тебе зачем? <text:span text:style-name="T11">– </text:span>с бессильной злостью спросил я. <text:span text:style-name="T11">– </text:span><text:span text:style-name="T70">Т</text:span>ы собираешься устроить филиал порнхаба для пони-извращенцев?</text:p>
      <text:p text:style-name="P55"><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pan text:style-name="T11">– </text:span>А если попроще?</text:p>
      <text:p text:style-name="P55"><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5"><text:span text:style-name="T11">–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1">–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1">–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1">–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1">– </text:span>Никогда, слышишь, никогда больше не смей подымать меня...</text:p>
      <text:p text:style-name="P55"><text:span text:style-name="T11">– </text:span>Откуда я знала, что резонансное заклинание так среагирует на...</text:p>
      <text:p text:style-name="P55"><text:span text:style-name="T11">– М</text:span>акс? <text:span text:style-name="T11">– </text:span>пегаска заметила, что я открыл глаза. <text:span text:style-name="T11">– </text:span>Ты в порядке?</text:p>
      <text:p text:style-name="P55">Я издал нечто среднее между брачным рёвом лося и стоном умирающего слона.</text:p>
      <text:p text:style-name="P55"><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5"><text:soft-page-break/></text:p>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1">–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5"><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5"><text:span text:style-name="T11">– </text:span>Тебе-то на Понивилль точно махать! <text:span text:style-name="T11">– </text:span>огрызнулась фермерша. <text:span text:style-name="T11">– Т</text:span>вой дом, поди, не зацепит.</text:p>
      <text:p text:style-name="P55"><text:span text:style-name="T11">– </text:span>Что ты сказала? А ну, повтори? <text:span text:style-name="T11">– </text:span>взвилась пегаска.</text:p>
      <text:p text:style-name="P55"><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5"><text:span text:style-name="T11">– </text:span>Ась?</text:p>
      <text:p text:style-name="P55"><text:span text:style-name="T11">– </text:span>Что?</text:p>
      <text:p text:style-name="P55"><text:span text:style-name="T11">– </text:span>Какой? <text:span text:style-name="T11">– </text:span>разом <text:span text:style-name="T11">о</text:span>бернулась ко мне компания.</text:p>
      <text:p text:style-name="P55"><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5"><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5"><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1">– </text:span>Рэр, иногда лучше жевать, чем говорить. Вот честно!</text:p>
      <text:p text:style-name="P55"><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1">– </text:span>Они лежали в нагрудном кармане рубашки.</text:p>
      <text:p text:style-name="P55">Твайлайт отвлеклась от доски.</text:p>
      <text:p text:style-name="P55"><text:span text:style-name="T11">–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1">– </text:span>Вот, прибрался малёхо. Но с потолка сажу ещё не успел счистить, там стремянка нужна.</text:p>
      <text:p text:style-name="P55"><text:span text:style-name="T11">– </text:span>Спайки-Вайки, не выкидывай одежду, пожалуйста. В ней должны быть рубины.</text:p>
      <text:p text:style-name="P55"><text:span text:style-name="T11">– </text:span>Какие ещё рубины? <text:span text:style-name="T11">– </text:span>переспросил Спайк и зажевал быстрее.</text:p>
      <text:p text:style-name="P55"><text:span text:style-name="T11">–</text:span> Резонаторные! <text:span text:style-name="T11">–</text:span> холодея, ответил я. <text:span text:style-name="T11">– </text:span>В кармане рубашки должны лежать четыре кристалла.</text:p>
      <text:p text:style-name="P55"><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9"/>
      <text:p text:style-name="P55">…</text:p>
      <text:p text:style-name="P55"/>
      <text:p text:style-name="P55"><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1">– </text:span>Макс. Ты сейчас правильный, или нет?</text:p>
      <text:p text:style-name="P55"><text:span text:style-name="T11">– </text:span>Макс, ты как? Тебе уже лучше? <text:span text:style-name="T11">– </text:span>в прямоугольнике появилась голова Рэйнбоу Дэш.</text:p>
      <text:p text:style-name="P55"><text:span text:style-name="T11">– </text:span>Фигурально выражаясь, ты в себе? <text:span text:style-name="T11">– </text:span>вклинилась между ними Твайлайт Спаркл.</text:p>
      <text:p text:style-name="P55"><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1">– </text:span>Отпустите. Я уже правильный. <text:span text:style-name="T11">–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5"><text:span text:style-name="T11">– </text:span>Спайк!!! Немедленно... <text:s/>сбегай в лавку к Кейкам за выпечкой! Нам всем нужно успокоиться.</text:p>
      <text:p text:style-name="P55"><text:span text:style-name="T11">–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5"><text:span text:style-name="T11">– </text:span>Не беспокойся, всё просчитано. Я уверена, я подчёркиваю, абсолютно уверена в безопасности эксперимента!</text:p>
      <text:p text:style-name="P55"><text:span text:style-name="T11">– </text:span>Ой, чего-то мне нехорошо становится, когда ты так говоришь...</text:p>
      <text:p text:style-name="P55"><text:span text:style-name="T11">–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56">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2">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0"> </text:span>покои Луны<text:span text:style-name="T70"> </text:span>через открытые балконные двери<text:span text:style-name="T70">.</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1">– </text:span>А-а-а, ты всё-таки пришёл… <text:span text:style-name="T11">–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1">–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1">–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1">– </text:span>Сожалеем, что не можем убить тебя.</text:p>
      <text:p text:style-name="P55">Обернувшись я встречаюсь с рогом аликорницы, нацеленным мне в грудь.</text:p>
      <text:p text:style-name="P55"><text:span text:style-name="T11">–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1">–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1">–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1">– </text:span>Кимеринн погиб, чтобы ты жил.</text:p>
      <text:p text:style-name="P55">Шаг назад.</text:p>
      <text:p text:style-name="P55"><text:span text:style-name="T11">– </text:span>Сел осталась без магии и развоплотилась из-за тебя.</text:p>
      <text:p text:style-name="P55">Шаг назад.</text:p>
      <text:p text:style-name="P55"><text:span text:style-name="T11">–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0">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1">– </text:span>Как тебя зовут, малышка? Я постараюсь найти тебя. Может быть, ещё не поздно.</text:p>
      <text:p text:style-name="P55">Пегаска приветственно машет копытом.</text:p>
      <text:p text:style-name="P29"><text:span text:style-name="T41">– </text:span><text:span text:style-name="T31">Шейла! Шейла Блюскай! И я уже не малышка! </text:span><text:span text:style-name="T41">– </text:span><text:span text:style-name="T31">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5">— </text:span><text:span text:style-name="T1">т</text:span>ы стал слишком бледный. Я решила прервать <text:span text:style-name="T1">заклинание</text:span>. Как ты себя…</text:p>
      <text:p text:style-name="P1"><text:span text:style-name="T45">–</text:span><text:span text:style-name="T35"> … чувствуешь, дорогая Рэрити?! Я могу чем-нибудь помочь? Вот, выпей воды! </text:span><text:span text:style-name="T45">–</text:span><text:span text:style-name="T35">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1">– </text:span>Ну что? Увидел что-нибудь, сахарок?</text:p>
      <text:p text:style-name="P55">Пони уставились на меня с надеждой.</text:p>
      <text:p text:style-name="P55"><text:span text:style-name="T11">– </text:span>Да.</text:p>
      <text:p text:style-name="P55">Откровение давило на психику как тонна кирпичей. Я не знал, что им сказать. Я не мог.</text:p>
      <text:p text:style-name="P55"><text:span text:style-name="T11">– П</text:span>ревосходно!</text:p>
      <text:p text:style-name="P55"><text:span text:style-name="T11">– </text:span>Это просто супер-дупер-здоровски-потрясно!</text:p>
      <text:p text:style-name="P55"><text:span text:style-name="T11">– </text:span>Йей!</text:p>
      <text:p text:style-name="P55"><text:span text:style-name="T11">– </text:span>Ю-ху!</text:p>
      <text:p text:style-name="P55"><text:span text:style-name="T11">– О</text:span>фигенно! Мы победили! Макс, ты молодец!</text:p>
      <text:p text:style-name="P55"><text:span text:style-name="T11">– </text:span>Замечательно! Секундочку, я приготовлю дневник…</text:p>
      <text:p text:style-name="P55">Восторг пони постепенно сменился ожиданием. Я молчал.</text:p>
      <text:p text:style-name="P55"><text:span text:style-name="T11">– </text:span>Э-м-м? И что же ты увидел? <text:span text:style-name="T11">– </text:span>не выдержала Твайлайт.</text:p>
      <text:p text:style-name="P55"><text:span text:style-name="T11">– </text:span>Я… не могу сказать.</text:p>
      <text:p text:style-name="P55">Ожидание сменилось недоумением. Рэйнбоу Дэш насмешливо скривила губы.</text:p>
      <text:p text:style-name="P55"><text:span text:style-name="T11">– </text:span>Да ладно! Кончай прикалываться, мы же ждём! Шутка зачлась!</text:p>
      <text:p text:style-name="P55"><text:span text:style-name="T11">– </text:span>Не могу!!!</text:p>
      <text:p text:style-name="P55"/>
      <text:p text:style-name="P55">…</text:p>
      <text:p text:style-name="P55"/>
      <text:p text:style-name="P55">Молчание прервала Эпплджек.</text:p>
      <text:p text:style-name="P55"><text:span text:style-name="T11">– </text:span>Сахарок, с тобой всё в порядке?</text:p>
      <text:p text:style-name="P55">Дэш подошла ко мне вплотную, обняла мою голову и прижалась нос к носу.</text:p>
      <text:p text:style-name="P55"><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5">Я высвободился из объятий пегаски.</text:p>
      <text:p text:style-name="P55"><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1">– </text:span>Конски яблоки! Вот это поворот! А мне так хотелось узнать, что за нечисть тут орудует!</text:p>
      <text:p text:style-name="P55"><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1">– </text:span>Рэр, отвали!</text:p>
      <text:p text:style-name="P55"><text:span text:style-name="T11">– </text:span>Оу, какие страсти! Ладно-ладно, не сердись, дорогая, не мешаю!</text:p>
      <text:p text:style-name="P55"><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1">– </text:span>Стойте!</text:p>
      <text:p text:style-name="P55">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5"><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5">…</text:p>
      <text:p text:style-name="P55">«<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5">…</text:p>
      <text:p text:style-name="P55"><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5">Пегаска сжала голову копытами.</text:p>
      <text:p text:style-name="P55"><text:span text:style-name="T11">–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5"><text:span text:style-name="T11">– </text:span><text:span text:style-name="T70">Допустим, кот бессмертен. Также допустим, что кот з</text:span>аколдован<text:span text:style-name="T70"> </text:span>отложенным <text:span text:style-name="T70">заклятие</text:span>м<text:span text:style-name="T70"> Стирания, которое сработает, если кто-то откроет ящик</text:span>. <text:span text:style-name="T70">То есть, п</text:span>ри открытии<text:span text:style-name="T70"> ящик</text:span>а<text:span text:style-name="T70"> кот исчезнет из </text:span>бытия<text:span text:style-name="T70"> </text:span>— его нет, и никогда не было.</text:p>
      <text:p text:style-name="P55"><text:span text:style-name="T11">– </text:span>Бедный котик. <text:span text:style-name="T11">– </text:span>прошептала Флаттершай.</text:p>
      <text:p text:style-name="P55">Я насторожился, услышав знакомое заклинание.</text:p>
      <text:p text:style-name="P55"><text:span text:style-name="T11">– </text:span>Стой! Откуда тебе известно про заклинание Стирания?</text:p>
      <text:p text:style-name="P55"><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5"><text:span text:style-name="T11">– </text:span>Гм. Ну ладно, продолжай.</text:p>
      <text:p text:style-name="P55"><text:span text:style-name="T11">– </text:span>Так вот, по условию эксперимента известно, что вероятность того, что кто-то откроет ящик, ненулевая.</text:p>
      <text:p text:style-name="P55"><text:span text:style-name="T11">– </text:span>И что это означает, дорогая? <text:span text:style-name="T11">– </text:span>спросила Рэрити.</text:p>
      <text:p text:style-name="P55"><text:soft-page-break/><text:span text:style-name="T11">– </text:span>Это значит, что кто-нибудь когда-нибудь обязательно откроет его.</text:p>
      <text:p text:style-name="P55"><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5"><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1">–</text:span> То есть, ты хочешь сказать, что мы все — навроде этого кота, а Макс боится открыть ящик? Чтоб мы не исчезли окончательно?</text:p>
      <text:p text:style-name="P55"><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1">– </text:span>Лягать! <text:span text:style-name="T11">– </text:span>выругалась Дэш. <text:span text:style-name="T11">– </text:span>Значит, наши усилия по доставке резонаторов пошли лесом.</text:p>
      <text:p text:style-name="P55"><text:span text:style-name="T11">–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1">– </text:span>Тихо! Спайк, будь добр, сбегай к Кейкам за выпечкой. Нам надо успокоиться. Макс, хоть про Селестию ты нам можешь рассказать?</text:p>
      <text:p text:style-name="P55"><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5"><text:span text:style-name="T11">– А </text:span>как ты узнал… <text:span text:style-name="T11">– </text:span>начала было единорожка, но её перебил напряжённый голос Спайка.</text:p>
      <text:p text:style-name="P55"><text:span text:style-name="T11">– </text:span>Твай! <text:span text:style-name="T11">– </text:span>дракончик стоял в дверях спиной к нам. <text:span text:style-name="T11">–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1">–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5">Мы с пегаской застыли в синем левитационном поле и поплыли к Луне.</text:p>
      <text:p text:style-name="P55"><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1">–</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5">В голосе лавандовой единорожки звучал металл. Мы опять полетели к Твайлайт.</text:p>
      <text:p text:style-name="P55"><text:span text:style-name="T11">–</text:span> ДОВОЛЬНО! НАМ НАДОЕЛА ЭТА НЕПОКОРНОСТЬ! ПОЗНАЙ ГНЕВ ПРИНЦЕССЫ НОЧИ!!!</text:p>
      <text:p text:style-name="P55"><text:span text:style-name="T11">–</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5"><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5"><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5"><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1">– О</text:span>хренеть! <text:span text:style-name="T11">– </text:span>чертыхнулся Спайк. <text:span text:style-name="T11">– </text:span><text:s/>Твай, она создаёт сферу стихий!</text:p>
      <text:p text:style-name="P55"><text:span text:style-name="T11">– </text:span>Вижу! <text:span text:style-name="T11">– </text:span>донёсся голос единорожки из-под потолка. <text:span text:style-name="T11">–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1">– </text:span>Погоди. У меня есть вариант получше.</text:p>
      <text:p text:style-name="P55">Я вылез из-под шкафа и попрыгал на одной ноге в центр зала.</text:p>
      <text:p text:style-name="P55"><text:span text:style-name="T11">– </text:span>Стойте! Прекратите! Да остановитесь же!!!</text:p>
      <text:p text:style-name="P55">Аликорница и шестёрка уставились на меня.</text:p>
      <text:p text:style-name="P55"><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5"><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1">– </text:span>Как ты её назвал? <text:span text:style-name="T11">– </text:span>отвалилась челюсть у аликорницы.</text:p>
      <text:p text:style-name="P55"><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5"><text:span text:style-name="T11">– </text:span>Что? <text:span text:style-name="T11">–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1">–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1">– </text:span>Что тут случилось? Почему все висят в воздухе? И всё вот это?</text:p>
      <text:p text:style-name="P55">Голос Спайка откуда-то из подвала ответил:</text:p>
      <text:p text:style-name="P55"><text:span text:style-name="T11">– </text:span>Потому что Твайлайт остановила время. В радиусе девяти метров, как мне кажется. Или десяти.</text:p>
      <text:p text:style-name="P55"><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1">–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1">–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1">– </text:span>Эмм, я вам подхожу?</text:p>
      <text:p text:style-name="P55"><text:span text:style-name="T11">– </text:span>КТО ТЫ?</text:p>
      <text:p text:style-name="P55"><text:span text:style-name="T11">– </text:span>Эмм, Лира Хартстрингс, единорог. Я не то, чтобы маг, моя специализация — музыка…</text:p>
      <text:p text:style-name="P55"><text:span text:style-name="T11">– </text:span>ГОДИТСЯ! ТЫ ВИДИШЬ ТОЧКУ СИНГУЛЯРНОСТИ?</text:p>
      <text:p text:style-name="P55"><text:span text:style-name="T11">– </text:span>Эмм?</text:p>
      <text:p text:style-name="P55">Голос Спайка пояснил:</text:p>
      <text:p text:style-name="P55"><text:span text:style-name="T11">– </text:span>Вон та яркая искорка над лестницей, у которой вся картинка искривляется.</text:p>
      <text:p text:style-name="P55"><text:span text:style-name="T11">– </text:span>Да! Вижу.</text:p>
      <text:p text:style-name="P55"><text:span text:style-name="T11">– </text:span>ТЕПЕРЬ ЛЕВИТИРУЙ ПРИМАТА В ТОЧКУ СИНГУЛЯРНОСТИ.</text:p>
      <text:p text:style-name="P55"><text:span text:style-name="T11">– </text:span>Чего?!! <text:span text:style-name="T11">– </text:span>возопило моё малое сознание.</text:p>
      <text:p text:style-name="P55"><text:span text:style-name="T11">– </text:span>Эмм… Зачем?</text:p>
      <text:p text:style-name="P55"><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5"><text:span text:style-name="T11">– </text:span>Вы даёте слово, что человеку не будет причинён вред? <text:span text:style-name="T11">– </text:span>голос Лиры обрёл непривычную твёрдость.</text:p>
      <text:p text:style-name="P55"><text:span text:style-name="T11">– </text:span>КАК ТЫ СМЕЕШЬ СОМНЕВАТЬСЯ В НАС, СВОЕЙ ПРИНЦЕССЕ?</text:p>
      <text:p text:style-name="P55"><text:span text:style-name="T11">– Я </text:span>не сомневаюсь в вас, Ваше Высочество… Потому и требую слова!</text:p>
      <text:p text:style-name="P55"><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1">– </text:span>Ну, блядь, спасибо! <text:span text:style-name="T11">– </text:span>подумал я.</text:p>
      <text:p text:style-name="P55"><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1">–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1">– </text:span>Давай по-порядку. <text:span text:style-name="T11">– о</text:span>становила меня Луна. <text:span text:style-name="T11">–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1">– </text:span>Теперь ты понимаешь, почему Мы виним тебя в развоплощении сестры?</text:p>
      <text:p text:style-name="P55"><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5">Луна пристально взглянула на меня и понимающе склонила голову.</text:p>
      <text:p text:style-name="P55"><text:span text:style-name="T11">– </text:span>Мы знаем, иногда так бывает. Продолжай.</text:p>
      <text:p text:style-name="P55"><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1">– </text:span>Да, помним.</text:p>
      <text:p text:style-name="P55"><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5">Луна сморщила нос при этих словах, но всё же кивнула.</text:p>
      <text:p text:style-name="P55"><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1">– </text:span>Я приглашу их. Они не откажутся.</text:p>
      <text:p text:style-name="P55"><text:span text:style-name="T11">– </text:span>Что ж, ещё одной проблемой меньше. Теперь нужно решить, как найти Сел. Кто-то должен отправиться за ней.</text:p>
      <text:p text:style-name="P55"><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5"><text:span text:style-name="T11">– </text:span>А если…</text:p>
      <text:p text:style-name="P55"><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5"><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1">– </text:span>Почему же ты не смогла найти меня с его помощью?</text:p>
      <text:p text:style-name="P55">Аликорница смутилась.</text:p>
      <text:p text:style-name="P55"><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5"><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5"><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5"><text:span text:style-name="T11">– </text:span>А также совместить приятное с полезным. <text:span text:style-name="T11">– </text:span>не удержался я.</text:p>
      <text:p text:style-name="P50">Луна бросила на меня тяжёлый взгляд.</text:p>
      <text:p text:style-name="P53"><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6">–</text:span> Тогда зачем она..?</text:p>
      <text:p text:style-name="P50"><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7">–</text:span> А другие? Они тоже… давали мне потому, что считали меня последним шансом?</text:p>
      <text:p text:style-name="P53">У аликорницы отвалилась челюсть.</text:p>
      <text:p text:style-name="P53"><text:span text:style-name="T17">–</text:span> Другие? Кто ещё?<text:span text:style-name="T11"> </text:span>С кем ещё у тебя были… отношения?</text:p>
      <text:p text:style-name="P50"><text:span text:style-name="T16">–</text:span> С Рэйнбоу Дэш <text:span text:style-name="T16">–</text:span> ответил я несчастным голосом. <text:span text:style-name="T16">–</text:span> И, может быть, с Пинки.</text:p>
      <text:p text:style-name="P50"><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6">– </text:span><text:span text:style-name="T66">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1">– </text:span>Спасибо, Дэш. Ты настоящий друг.</text:p>
      <text:p text:style-name="P55"><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47"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1">– </text:span>Макс, ты тут? <text:span text:style-name="T11">–</text:span>Дэш просунула нос в дверь, не дожидаясь отклика. <text:span text:style-name="T11">– </text:span>Ага, вот ты где! Я с тобой!</text:p>
      <text:p text:style-name="P55">Она швырнула перемётные сумки мне на постель и пошла к выходу.</text:p>
      <text:p text:style-name="P55"><text:soft-page-break/><text:span text:style-name="T11">– </text:span>Ну, чего застрял? Пошли скорее, а то на хавчик опоздаем! <text:span text:style-name="T11">–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1">– </text:span>Располагайтесь. <text:span text:style-name="T11">–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5"><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5"><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1">–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1">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5">–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 Йей!!!</text:p>
      <text:p text:style-name="P55"><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67">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76">д</text:span>ЕсЬ БЫл <text:span text:style-name="T77">д</text:span>ИскОр<text:span text:style-name="T75">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text:span><text:span text:style-name="T81">&lt;</text:span><text:span text:style-name="T80">Луна</text:span><text:span text:style-name="T81">&gt;</text:span><text:span text:style-name="T80">.</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 <text:s/>Чтобы легче было дышать, я оттянул галстук от горла.</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4">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text:p>
      <text:p text:style-name="P55"/>
      <text:p text:style-name="P55"/>
      <text:p text:style-name="P55"/>
      <text:p text:style-name="P55"/>
      <text:p text:style-name="P55"/>
      <text:p text:style-name="P55"/>
      <text:p text:style-name="P55"/>
      <text:p text:style-name="P55"/>
      <text:p text:style-name="P55"><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 Гм! Изначально Мы полагали, что Сестра сама откроет коридор в Эквестрию.</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29">–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text:soft-page-break/>Я подождал, пока все выйдут и подобрал с пола оброненную Дискордом газету.</text:p>
      <text:p text:style-name="P44"><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p>
      <text:p text:style-name="P1"><text:span text:style-name="T41">–</text:span><text:span text:style-name="T31"> Ну хорошо, а кто вами правит? Аликорн? Драконикус? Какой-нибудь человек с рогом во лбу? Или у вас нет правителя?</text:span></text:p>
      <text:p text:style-name="P38"><text:span text:style-name="T11">–</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text:soft-page-break/>–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34">26.07.2143</text:p>
      <text:p text:style-name="P55"/>
      <text:p text:style-name="P56">***</text:p>
      <text:p text:style-name="P55"/>
      <text:p text:style-name="P55"><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Луна отдаёт короткую команду в интерком и наперерез падающим фигуркам с «Конкордии» пикирует звено Вондерболтов.</text:p>
      <text:p text:style-name="P55">– <text:span text:style-name="T29">ПОНИ! ВЫ ЗАЕБАЛИ!!! ДАДИТЕ ВЫ МНЕ СПАТЬ КОГДА-НИБУДЬ, ИЛЬ НЕТ?!! КЛЯНУСЬ СВОИМ ХВОСТОМ, Я НАУЧУ ВАС УВАЖАТЬ МОЙ СОН, ИЛЬ Я НЕ АГАМЕМНОН!</text:span></text:p>
      <text:p text:style-name="P55">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text:soft-page-break/>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5">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9"/>
      <text:p text:style-name="P45">~~~~~</text:p>
      <text:p text:style-name="P19">&lt;<text:span text:style-name="T25">Макс и ко появляются на Терре со сдвигом по времени (как и Кимеринн)?</text:span>&gt;</text:p>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48" text:outline-level="3">Воскресение</text:h>
      <text:p text:style-name="P50">&lt;<text:span text:style-name="T82">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1">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3">— феерия эмоций на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3">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text:soft-page-break/>–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1">,</text:span><text:span text:style-name="T1"> </text:span><text:span text:style-name="T54">Jack of Hearts! </text:span><text:span text:style-name="T1">Давно так не веселился. – вытер слёзы смеха Дискорд. –</text:span><text:span text:style-name="T54">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от моей заначки в Эогиппе что-то осталось. – пробурчал он.</text:p>
      <text:p text:style-name="P58"><text:soft-page-break/>–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1"/>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Бип-бип-бип!</text:p>
      <text:p text:style-name="P55"/>
      <text:h text:style-name="Heading_20_3" text:outline-level="3">Понедельник</text:h>
      <text:p text:style-name="P55">&lt;<text:span text:style-name="T82">Michael Jackson — Get out of my mind</text:span>&gt;</text:p>
      <text:p text:style-name="P1">Административная консоль приветственно мигнула зелёным шрифтом. Я поправил микрофон.</text:p>
      <text:p text:style-name="P1"><text:span text:style-name="T35">– </text:span>Привет, Нэш. Это Анон.</text:p>
      <text:p text:style-name="P1"><text:span text:style-name="T35">–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90"><text:soft-page-break/>…</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0">кликнул по ним правой кнопкой </text:span><text:span text:style-name="T1">мыши</text:span><text:span text:style-name="T70"> и </text:span><text:span text:style-name="T1">выбрал</text:span><text:span text:style-name="T70">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1">Сейчас уже нельзя ничего изменить и придётся ему довер</text:span><text:span text:style-name="T32">иться</text:span><text:span text:style-name="T31">.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2">—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Ждите дома.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2. <text:span text:style-name="T1">Терра</text:span></text:h>
      <text:h text:style-name="P148" text:outline-level="3">Вторник</text:h>
      <text:p text:style-name="P3">&lt;<text:span text:style-name="T62">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1">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1">На самом деле всё было… эмм, гораздо, гораздо </text:span><text:span text:style-name="T31">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31">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1">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0">…</text:p>
      <text:p text:style-name="P90">Конфликт с узлом 2</text:p>
      <text:p text:style-name="P90"><text:soft-page-break/>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1">“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3. Терра</text:h>
      <text:p text:style-name="Text_20_body">&lt;<text:span text:style-name="T82">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8"/>
      <text:p text:style-name="P67">***</text:p>
      <text:p text:style-name="P66"/>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text:soft-page-break/>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malfunction. Nash AI module stop…</text:p>
      <text:p text:style-name="P89">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9">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1">—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1">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2">– Ты его уничтожила?</text:p>
      <text:p text:style-name="P52">– Кого?</text:p>
      <text:p text:style-name="P52">– Этический модуль.</text:p>
      <text:p text:style-name="P52">–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2">– Ты его уничтожила?</text:p>
      <text:p text:style-name="P52">–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2">– Анон, а это правильно, что мы едем по кустам? Там ведь могут жить какие-нибудь зверюшки? – удручённо спросила Флаттершай.</text:p>
      <text:p text:style-name="P52">–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2">– Приехали!</text:p>
      <text:p text:style-name="P52">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2">На лестничной клетке рука по привыче нажала кнопку лифта. Эпплджек тронула меня за плёчо.</text:p>
      <text:p text:style-name="P52">– Анон, идея — навоз! Тебя уже раз чуть не прикончил этот гроб на канате.</text:p>
      <text:p text:style-name="P52">Я хлопнул себя по лбу, соглашаясь.</text:p>
      <text:p text:style-name="P143"/>
      <text:p text:style-name="P52">…</text:p>
      <text:p text:style-name="P52"/>
      <text:p text:style-name="P52">…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2">Этаж…</text:p>
      <text:p text:style-name="P52">Ещё этаж… Эй, почему на этажах разное количество ступенек?!!</text:p>
      <text:p text:style-name="P52">Ещё два…</text:p>
      <text:p text:style-name="P52">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2">–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2">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2">Я пихнул Эпплджек себе за спину, выставил вперёд бейсбольную биту и сделал шаг вперёд…</text:p>
      <text:p text:style-name="P52">…Которым неистово гордился следующие полторы секунды.</text:p>
      <text:p text:style-name="P52"/>
      <text:p text:style-name="P52">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2">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2">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2">Второй раз мне пришлось отскакивать от осколков стекла, веером разлетевшихся из-под головы смайлолицего.</text:p>
      <text:p text:style-name="P52">– Флатти! – я кинулся к девушке, скорчившейся на полу.</text:p>
      <text:p text:style-name="P52">Эпплджек выхватила верёвку и подскочила к лежащему без движения смайлолицему.</text:p>
      <text:p text:style-name="P52">– Я уже умерла? Извини, Анон, я больше ничем не могла тебе помочь. Я не умею драться. – бормотала Флаттершай, не открывая глаз.</text:p>
      <text:p text:style-name="P52">За моей спиной тяжело дышала Эпплджек, затягивая на смайлолицем петлю за петлёй.</text:p>
      <text:p text:style-name="P52">– Флатти, вставай! Ты молодец! Лестница свободна! – подбодрил я девушку.</text:p>
      <text:p text:style-name="P52">За спиной послышался шорох.</text:p>
      <text:p text:style-name="P52">– Пирог мне в круп! – охнула Эпплджек.</text:p>
      <text:p text:style-name="P52">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2">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2">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2"><text:soft-page-break/>Движения смайлолицего обрели слаженность. Он медленно развернулся и направился ко мне.</text:p>
      <text:p text:style-name="P52">Флаттершай брезгливо толкнула ногой осколок, отправив его в лестничный пролёт. Движения смайлолицего опять потеряли осмысленность.</text:p>
      <text:p text:style-name="P52">– Анон, нам нужно торопиться! – дёрнула меня за рукав Эпплджек. – У нас есть сорок минут до закрытия портала.</text:p>
      <text:p text:style-name="P52">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1">—</text:span> что может держать закоренелого обеспеченного холостяка дома, кроме работы? <text:span text:style-name="T31">—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1">—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1">—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2"/>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5">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45" text:outline-level="2"><text:soft-page-break/>24. Отбытие</text:h>
      <text:p text:style-name="P116">&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9"><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9">Я повернулся к выходу. Флаттершай проскочила у меня под локтём и кинулась к драконикусу.</text:p>
      <text:p text:style-name="P119"><text:span text:style-name="T11">– Нет! Дискорд </text:span>— не убийца!</text:p>
      <text:p text:style-name="P119">С необычной для неё силой, Флаттершай вытащила кляп изо рта драконикуса.</text:p>
      <text:p text:style-name="P119"><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9">Или драконикус — гениальный актёр, или… ?</text:p>
      <text:p text:style-name="P119">Я вернулся к драконикусу и уселся на стул напротив него.</text:p>
      <text:p text:style-name="P119"><text:span text:style-name="T11">– </text:span>Говори.</text:p>
      <text:p text:style-name="P119">Дискорд немного успокоился.</text:p>
      <text:p text:style-name="P119"><text:s/><text:span text:style-name="T11">– </text:span>Вообще-то, от тебя следовало бы избавиться, Проводник. Не знаю, что ты там разведал в <text:span text:style-name="T82">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9"><text:span text:style-name="T11">– </text:span>А кто тогда наслал на нас этих уродов с рисованными рожами? Кто пытался убить меня раз за разом?</text:p>
      <text:p text:style-name="P119">У драконикуса глаза полезли на лоб.</text:p>
      <text:p text:style-name="P119"><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9"><text:soft-page-break/>Я задумался. Драконикус, похоже, говорил искренне. Но кто тогда всё это время играл с нами, <text:span text:style-name="T24">словно кот с мышью</text:span>?</text:p>
      <text:p text:style-name="P119"><text:span text:style-name="T11">– </text:span>Анон! <text:span text:style-name="T11">– </text:span>крикнула Эпплджек из прихожей. <text:span text:style-name="T11">– </text:span>Я слышу шум за дверью!</text:p>
      <text:p text:style-name="P119">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9"><text:span text:style-name="T31">–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1">–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9">Дверь содрогнулась от мощного удара. Послышался стук падающей штукатурки. Я сломя голову бросился за девушками.</text:p>
      <text:p text:style-name="P119">– Развяжи меня, кретин!!! – гаркнул вдогонку Дискорд.</text:p>
      <text:p text:style-name="P119">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9">– Давай на крышу! Я догоню! – рявкнул он, освобождая вторую руку.</text:p>
      <text:p text:style-name="P119">От второго удара дверная коробка крякнула и наполовину въехала в коридор.</text:p>
      <text:p text:style-name="P119">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9">Верёвка в кухонном окне дёргалась под весом карабкающихся девушек. Я словил её и стал на подоконник.</text:p>
      <text:p text:style-name="P119">Блё-о-о!</text:p>
      <text:p text:style-name="P119">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9">Я задрал голову.</text:p>
      <text:p text:style-name="P119">О! Так уже легче! Надо мной всего лишь два этажа. Десять метров верёвки. Если не смотреть вниз, то…</text:p>
      <text:p text:style-name="P119">Я вытер ладони о штаны, ухватил канат и сделал шаг вперёд… </text:p>
      <text:p text:style-name="P119">…</text:p>
      <text:p text:style-name="P119">Святые яйца, я действительно ЭТО сделал!</text:p>
      <text:p text:style-name="P119">…</text:p>
      <text:p text:style-name="P119">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9"><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9">Я успел сократить расстояние до Эпплджек наполовину, когда девушки нашли решение.</text:p>
      <text:p text:style-name="P11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9">Селестия милосердная!!!</text:p>
      <text:p text:style-name="P119">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9">Я выдохнул.</text:p>
      <text:p text:style-name="P119">Флаттершай появилась над бортиком и свесила вниз руку. Эпплджек вытянулась и протянула ей ноутбук одной рукой.</text:p>
      <text:p text:style-name="P119">НЕТ! У них не получилось!</text:p>
      <text:p text:style-name="P119">У меня враз вспотели ладони. Держаться на верёвке стало чертовски трудно.</text:p>
      <text:p text:style-name="P119">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9">Этот самоубийственный поступок фермерши я могу объяснить только полным отсутствием у неё опыта лазания по канатам.</text:p>
      <text:p text:style-name="P119">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9">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9">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9">Бляблябляблябля!!!</text:p>
      <text:p text:style-name="P119">БУДЕМ ЖИВЫ — СТАНУ АЛЬПИНИСТОМ!!!</text:p>
      <text:p text:style-name="P119">БЛЯ!!!…</text:p>
      <text:p text:style-name="P119">Верёвка закончилась. Наконец-то у меня появилось время для паники. Я судорожно обнял Эпплджек, закрыл глаза и приготовился…</text:p>
      <text:p text:style-name="P119"/>
      <text:p text:style-name="P119">…</text:p>
      <text:p text:style-name="P119"/>
      <text:p text:style-name="P119"><text:soft-page-break/>Захват поперёк груди и сильный рывок выдавили из меня остатки дыхания.</text:p>
      <text:p text:style-name="P119">– ОТПУСТИ КОБЫЛУ!!! – загрохотало мне в ухо.</text:p>
      <text:p text:style-name="P119">Я открыл глаза.</text:p>
      <text:p text:style-name="P119">Перед носом плавными рывками уходили вниз окна этажей. Порывы вихрей от взмахов <text:span text:style-name="T31">разномастных</text:span> крыльев трепали волосы и выдавливали слёзы из глаз. Тупая боль гнездилась в сожжёных верёвкой суставах.</text:p>
      <text:p text:style-name="P119">Я чуть поднял глаза и уставился в кривую морду драконикуса.</text:p>
      <text:p text:style-name="P119">– Отпусти Эпплджек. Я её держу. – повторил Дискорд. – Мне сбалансироваться надо. Вы не такие уж и лёгкие.</text:p>
      <text:p text:style-name="P119">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9">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9"/>
      <text:p text:style-name="P119">…</text:p>
      <text:p text:style-name="P119"/>
      <text:p text:style-name="P119">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9">– эмм… Флатти, дорогая, нам пора. Я слышу шаги на лестнице. Не говоря уже о том, что до закрытия коридора осталось семь минут…</text:p>
      <text:p text:style-name="P119"/>
      <text:p text:style-name="P119">На длинной шее драконикуса разместились Эпплджек и Флаттершай. Я, для сохранения баланса, разместился позади крыльев.</text:p>
      <text:p text:style-name="P119">Дискорд расправил крылья и начал короткую пробежку к краю.</text:p>
      <text:p text:style-name="P119"><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9">…ограда края крыши промелькнула под нами…</text:p>
      <text:p text:style-name="P119"><text:span text:style-name="T11">– …</text:span>собственно, на дольше у меня не хватит магии…</text:p>
      <text:p text:style-name="P119"/>
      <text:p text:style-name="P119">Мы летели навстречу закату.</text:p>
      <text:p text:style-name="P119"/>
      <text:p text:style-name="P119">…</text:p>
      <text:p text:style-name="P119"/>
      <text:p text:style-name="P119">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9"><text:span text:style-name="T11">– </text:span>Ю-ху-у-у!!!</text:p>
      <text:p text:style-name="P119">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9">Перед нами увеличивалась громада моей высотки.</text:p>
      <text:p text:style-name="P119"><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9">– Пристегните ремни! – проревел Дискорд, резко ускоряясь. – Будет весело!!!</text:p>
      <text:p text:style-name="P119">Эпплджек покрепче прижала к себе ноутбук. Флаттершай закрыла глаза и отвернулась.</text:p>
      <text:p text:style-name="P119">– ВНИМАНИЕ!!! – заорал Дискорд, сложил крылья и влетел в коридор.</text:p>
      <text:p text:style-name="P119"/>
      <text:p text:style-name="P120">***</text:p>
      <text:p text:style-name="P120"/>
      <text:p text:style-name="P119">Бля!!!</text:p>
      <text:h text:style-name="Heading_20_2" text:outline-level="2"/>
      <text:h text:style-name="Heading_20_2" text:outline-level="2">25. Разговор за столиком в тишине</text:h>
      <text:p text:style-name="First_20_line_20_indent"><text:span text:style-name="T11">&lt;</text:span><text:span text:style-name="T57">Queen – Flash</text:span><text:span text:style-name="T11">&gt;</text:span></text:p>
      <text:p text:style-name="P130">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29">Я тяжело вздохнул.</text:p>
      <text:p text:style-name="P129"/>
      <text:p text:style-name="P129">…</text:p>
      <text:p text:style-name="P129"/>
      <text:p text:style-name="P129"><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0"><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0">От неожиданности я только открывал рот, в попытке что-то ответить, но тут же закрывал его. Нужные слова выветрились из головы.</text:p>
      <text:p text:style-name="P50"><text:span text:style-name="T11">– Т</text:span>ы что за хрен вообще? <text:span text:style-name="T11">– наконец сподобился я на членораздельную речь.</text:span></text:p>
      <text:p text:style-name="P50">Зверь смутился.</text:p>
      <text:p text:style-name="P50"><text:span text:style-name="T11">– Гм</text:span>. Анакорн. Демиург. Я тут живу.</text:p>
      <text:p text:style-name="P40">– А сидишь на чём? – вид сидящего на пустоте существа сбивал с толку.</text:p>
      <text:p text:style-name="P50">Демиург что-то прикинул и кивнул сам себе.</text:p>
      <text:p text:style-name="P40">– Гм. Ок.</text:p>
      <text:p text:style-name="P50"><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0">– Так лучше?</text:p>
      <text:p text:style-name="P40">– Вполне.</text:p>
      <text:p text:style-name="P40">Кажется, за последние пару месяцев я разучился удивляться.</text:p>
      <text:p text:style-name="P50"><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5">.</text:span></text:p>
      <text:p text:style-name="P40"/>
      <text:p text:style-name="P60">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40">– Мы спасали Сел. Она оказалась в мире людей. – я вздохнул. – А я отбился от группы.</text:p>
      <text:p text:style-name="P40">– Кого-кого спасали? – удивился Анакорн.</text:p>
      <text:p text:style-name="P40">–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8">Ага, так я тебе и сказал! Я не такой идиот, чтоб уничтожить свою единственную надежду вернуться в Эквестрию!</text:p>
      <text:p text:style-name="P43"><text:soft-page-break/></text:p>
      <text:p text:style-name="P53"><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8">Бля! Вот так всегда!</text:p>
      <text:p text:style-name="P43">Я вздохнул.</text:p>
      <text:p text:style-name="P43"/>
      <text:p text:style-name="P53"><text:span text:style-name="T11">– Если я расскажу тебе н</text:span>астоящую<text:span text:style-name="T11"> причину </text:span>— ты исчезнешь! <text:span text:style-name="T11">– угрюмо заявил я.</text:span></text:p>
      <text:p text:style-name="P40">Морда Анакорна осветилась радостным озарением.</text:p>
      <text:p text:style-name="P40"/>
      <text:p text:style-name="P53"><text:span text:style-name="T11">– </text:span><text:span text:style-name="T84">Я ПОНЯЛ, КТО ТЫ!!! КАК </text:span><text:span text:style-name="T85">ЖЕ </text:span><text:span text:style-name="T84">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3"><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0"/>
      <text:p text:style-name="P40">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3"/>
      <text:p text:style-name="P53"><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3"/>
      <text:p text:style-name="P53">Я перевёл дух. Анакорн слушал меня и печально кивал. Но не исчезал. </text:p>
      <text:p text:style-name="P43">–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3"><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3"/>
      <text:p text:style-name="P3"><text:span text:style-name="T4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4">–</text:span><text:span text:style-name="T48"> Анакорн подавил короткий смешок. </text:span><text:span text:style-name="T44">–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3">–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3"/>
      <text:p text:style-name="P98">Я запротестовал.</text:p>
      <text:p text:style-name="P101">– В Эквестрии не двигают солнце! Аликорны лишь корректируют орбиту Эквуса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8">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31">.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8">– К сожалению, не </text:span><text:span text:style-name="T51">получится</text:span><text:span text:style-name="T48">.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8"><text:note text:id="ftn13" text:note-class="footnote"><text:note-citation>13</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8">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50">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8">—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8">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8">–</text:span><text:span text:style-name="T31">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31">– Ты уже устранил крупнейший дефект Эквестрии </text:span><text:span text:style-name="T48">— манипуляции светилом. Аналогично решаются и остальные проблемы</text:span><text:span text:style-name="T31">.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8">— вещь живучая</text:span><text:span text:style-name="T31">.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8">–</text:span><text:span text:style-name="T31"> А кьютимарки? Как, разрази меня квазар, объяснить кьютимарки? </text:span><text:span text:style-name="T48">–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text:soft-page-break/>–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0">—</text:span><text:span text:style-name="T52"> точнее, дерево схожих миров Эквуса </text:span><text:span text:style-name="T60">—</text:span><text:span text:style-name="T52"> создали брони. Разумеется, стержнем им послужил именно сериал, но каждый фанфик </text:span><text:span text:style-name="T60">—</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text:span><text:span text:style-name="T52">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4">твоя Эквестрия и моя, были рождены из Предначального Хаоса, оставшегося от царствования Дискорда. Оба непостоянны, изменчивы. </text:p>
      <text:p text:style-name="P105"/>
      <text:p text:style-name="P115">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05"/>
      <text:p text:style-name="P136"/>
      <text:p text:style-name="P105"><text:soft-page-break/><text:span text:style-name="T52">– Наконец-то я вижу свет в конце тоннеля! Как это не пришло мне в голову! Ты всё отлично увязал! Всё сходится! Более того </text:span><text:span text:style-name="T60">—</text:span><text:span text:style-name="T52"> Анакорн заговорщически подмигнул мне </text:span><text:span text:style-name="T60">—</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0">— и первой реальной историей в объединённой эквестрийской реальности</text:span><text:span text:style-name="T52">!</text:span></text:p>
      <text:p text:style-name="P106">Я подозрительно посмотрел на Анакорна.</text:p>
      <text:p text:style-name="P105"><text:span text:style-name="T17">– </text:span><text:span text:style-name="T52">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60">— ты меня с кьютимарками уже пригрузил на ближайшие тысячи лет.</text:span></text:p>
      <text:p text:style-name="P105">…</text:p>
      <text:p text:style-name="P105">Факн щит<text:note text:id="ftn14" text:note-class="footnote"><text:note-citation>14</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text:soft-page-break/>–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text:soft-page-break/>–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9">—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82">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
      <text:p text:style-name="P107">***</text:p>
      <text:p text:style-name="P109"/>
      <text:p text:style-name="P43"><text:span text:style-name="T2">–</text:span><text:span text:style-name="T1"> Прости, что хотела убить тебя. Я ослабела и Найтмэр на время одержала верх.</text:span></text:p>
      <text:p text:style-name="P53">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А ты как?</text:p>
      <text:p text:style-name="P97"><text:span text:style-name="T35">–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oft-page-break/><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4">Хочу, чтобы ты чесал мне холку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5"/>
      <text:h text:style-name="Heading_20_2" text:outline-level="2">Эпилог. Земля</text:h>
      <text:p text:style-name="P112">&lt;<text:span text:style-name="T56">Daft Punk – Get Lucky</text:span>&gt;</text:p>
      <text:p text:style-name="P118">Звон будильника чуть не проломил башку. Я открыл глаза. </text:p>
      <text:p text:style-name="P118"><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lt;<text:span text:style-name="T82">эскиз первого рисунка – Сел ложит рог Анону на плечо</text:span>&gt;</text:p>
      <text:p text:style-name="P11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7">Хоть абзац напишу! Уже хоть какой-то крохотный шажок, с которого можно будет начать. Как там у Лао-Цзы? Дорога в тысячу ли начинается-бла-бла-бля!</text:p>
      <text:p text:style-name="P117">Попытка притронуться щёткой к зубу вызвала ноющую боль. </text:p>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7">Доставая из стола ключи от машины, опять наткнулся взглядом на эскиз.</text:p>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7">Назову-ка я фантазию «Последний фанфик»…</text:p>
      <text:p text:style-name="P117"/>
      <text:p text:style-name="P1"><text:span text:style-name="T35">&lt;</text:span><text:span text:style-name="T26">И вообще, обзаведусь в конце-концов рогом и наставлю Селестиии рогов!»</text:span><text:span text:style-name="T35">&gt;</text:span></text:p>
      <text:p text:style-name="P43">&lt;<text:span text:style-name="T25">- Учти, я ни капельки не жалею о наших поебушках! я до сих пор пахну тобой… и хочу пахнуть… Это неправильно, так ведь?</text:span>&gt;</text:p>
      <text:p text:style-name="P32">&lt;<text:span text:style-name="T1"> Пони — сельские жители и не любят больших городов. </text:span>&gt;</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04T19:43:24.46</dc:date>
    <meta:editing-duration>P130DT23H18M47S</meta:editing-duration>
    <meta:editing-cycles>8011</meta:editing-cycles>
    <meta:generator>OpenOffice/4.1.1$Win32 OpenOffice.org_project/411m6$Build-9775</meta:generator>
    <dc:creator>макс </dc:creator>
    <meta:document-statistic meta:table-count="0" meta:image-count="0" meta:object-count="0" meta:page-count="204" meta:paragraph-count="4347" meta:word-count="94151" meta:character-count="596524"/>
  </office:meta>
</office:document-meta>
</file>